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" style:family="paragraph">
      <style:paragraph-properties fo:line-height="100.00%" fo:text-align="righ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1" style:family="paragraph">
      <style:paragraph-properties fo:line-height="100.00%" fo:text-align="center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8" style:family="paragraph">
      <style:paragraph-properties fo:line-height="100.00%" fo:text-align="center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-18.00pt" fo:text-indent="18.00p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5" style:family="paragraph">
      <style:paragraph-properties fo:line-height="100.00%" fo:text-align="center"/>
    </style:style>
    <style:style style:name="P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43" style:family="paragraph">
      <style:paragraph-properties fo:line-height="100.00%" fo:text-align="righ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3" style:family="paragraph">
      <style:paragraph-properties fo:line-height="100.00%" fo:text-align="center"/>
    </style:style>
    <style:style style:name="P5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59" style:family="paragraph">
      <style:paragraph-properties fo:line-height="100.00%" fo:text-align="center"/>
    </style:style>
    <style:style style:name="P6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64" style:family="paragraph">
      <style:paragraph-properties fo:line-height="100.00%" fo:text-align="right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3" style:family="paragraph">
      <style:paragraph-properties fo:line-height="100.00%" fo:text-align="center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77" style:family="paragraph">
      <style:paragraph-properties fo:line-height="100.00%" fo:text-align="righ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79" style:family="paragraph">
      <style:paragraph-properties fo:line-height="100.00%" fo:text-align="center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83" style:family="paragraph">
      <style:paragraph-properties fo:line-height="100.00%" fo:text-align="center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8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89" style:family="paragraph">
      <style:paragraph-properties fo:line-height="100.00%" fo:text-align="center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5" style:family="paragraph">
      <style:paragraph-properties fo:line-height="100.00%" fo:text-align="center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9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0" style:family="paragraph">
      <style:paragraph-properties fo:line-height="100.00%" fo:text-align="right"/>
    </style:style>
    <style:style style:name="P10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09" style:family="paragraph">
      <style:paragraph-properties fo:line-height="100.00%" fo:text-align="center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12" style:family="paragraph">
      <style:paragraph-properties fo:line-height="100.00%" fo:text-align="center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5" style:family="paragraph">
      <style:paragraph-properties fo:line-height="100.00%" fo:text-align="center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17" style:family="paragraph">
      <style:paragraph-properties fo:line-height="100.00%" fo:text-align="right"/>
    </style:style>
    <style:style style:name="P11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6" style:family="paragraph">
      <style:paragraph-properties fo:line-height="100.00%" fo:text-align="center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2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32" style:family="paragraph">
      <style:paragraph-properties fo:line-height="100.00%" fo:text-align="center"/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37" style:family="paragraph">
      <style:paragraph-properties fo:line-height="100.00%" fo:text-align="right"/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4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4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54" style:family="paragraph">
      <style:paragraph-properties fo:line-height="100.00%" fo:text-align="right"/>
    </style:style>
    <style:style style:name="P155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56" style:family="paragraph">
      <style:paragraph-properties fo:line-height="100.00%" fo:text-align="center"/>
    </style:style>
    <style:style style:name="P157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60" style:family="paragraph">
      <style:paragraph-properties fo:line-height="100.00%" fo:text-align="center"/>
    </style:style>
    <style:style style:name="P1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66" style:family="paragraph">
      <style:paragraph-properties fo:line-height="100.00%" fo:text-align="center"/>
    </style:style>
    <style:style style:name="P16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6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69" style:family="paragraph">
      <style:paragraph-properties fo:line-height="100.00%" fo:text-align="center"/>
    </style:style>
    <style:style style:name="P1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2" style:family="paragraph">
      <style:paragraph-properties fo:line-height="100.00%" fo:text-align="center"/>
    </style:style>
    <style:style style:name="P1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7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78" style:family="paragraph">
      <style:paragraph-properties fo:line-height="100.00%" fo:text-align="center"/>
    </style:style>
    <style:style style:name="P17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8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1" style:family="paragraph">
      <style:paragraph-properties fo:line-height="100.00%" fo:text-align="center"/>
    </style:style>
    <style:style style:name="P18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83" style:family="paragraph">
      <style:paragraph-properties fo:line-height="100.00%" fo:text-align="right"/>
    </style:style>
    <style:style style:name="P184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85" style:family="paragraph">
      <style:paragraph-properties fo:line-height="100.00%" fo:text-align="center"/>
    </style:style>
    <style:style style:name="P18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89" style:family="paragraph">
      <style:paragraph-properties fo:line-height="100.00%" fo:text-align="center"/>
    </style:style>
    <style:style style:name="P1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19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92" style:family="paragraph">
      <style:paragraph-properties fo:line-height="100.00%" fo:text-align="center"/>
    </style:style>
    <style:style style:name="P1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19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95" style:family="paragraph">
      <style:paragraph-properties fo:line-height="100.00%" fo:text-align="center"/>
    </style:style>
    <style:style style:name="P19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197" style:family="paragraph">
      <style:paragraph-properties fo:line-height="100.00%" fo:text-align="right"/>
    </style:style>
    <style:style style:name="P19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199" style:family="paragraph">
      <style:paragraph-properties fo:line-height="100.00%" fo:text-align="center"/>
    </style:style>
    <style:style style:name="P20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01" style:family="paragraph">
      <style:paragraph-properties fo:line-height="100.00%" fo:text-align="left"/>
    </style:style>
    <style:style style:name="P20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03" style:family="paragraph">
      <style:paragraph-properties fo:line-height="100.00%" fo:text-align="center"/>
    </style:style>
    <style:style style:name="P20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0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06" style:family="paragraph">
      <style:paragraph-properties fo:line-height="100.00%" fo:text-align="center"/>
    </style:style>
    <style:style style:name="P20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0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09" style:family="paragraph">
      <style:paragraph-properties fo:line-height="100.00%" fo:text-align="center"/>
    </style:style>
    <style:style style:name="P21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2" style:family="paragraph">
      <style:paragraph-properties fo:line-height="100.00%" fo:text-align="center"/>
    </style:style>
    <style:style style:name="P21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5" style:family="paragraph">
      <style:paragraph-properties fo:line-height="100.00%" fo:text-align="center"/>
    </style:style>
    <style:style style:name="P21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1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18" style:family="paragraph">
      <style:paragraph-properties fo:line-height="100.00%" fo:text-align="center"/>
    </style:style>
    <style:style style:name="P21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20" style:family="paragraph">
      <style:paragraph-properties fo:line-height="100.00%" fo:text-align="right"/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22" style:family="paragraph">
      <style:paragraph-properties fo:line-height="100.00%" fo:text-align="center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24" style:family="paragraph">
      <style:paragraph-properties fo:line-height="100.00%" fo:text-align="left"/>
    </style:style>
    <style:style style:name="P22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26" style:family="paragraph">
      <style:paragraph-properties fo:line-height="100.00%" fo:text-align="center"/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2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29" style:family="paragraph">
      <style:paragraph-properties fo:line-height="100.00%" fo:text-align="center"/>
    </style:style>
    <style:style style:name="P23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2" style:family="paragraph">
      <style:paragraph-properties fo:line-height="100.00%" fo:text-align="center"/>
    </style:style>
    <style:style style:name="P23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5" style:family="paragraph">
      <style:paragraph-properties fo:line-height="100.00%" fo:text-align="center"/>
    </style:style>
    <style:style style:name="P23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3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38" style:family="paragraph">
      <style:paragraph-properties fo:line-height="100.00%" fo:text-align="center"/>
    </style:style>
    <style:style style:name="P23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4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1" style:family="paragraph">
      <style:paragraph-properties fo:line-height="100.00%" fo:text-align="center"/>
    </style:style>
    <style:style style:name="P24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3" style:family="paragraph">
      <style:paragraph-properties fo:line-height="100.00%" fo:text-align="center"/>
    </style:style>
    <style:style style:name="P24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45" style:family="paragraph">
      <style:paragraph-properties fo:line-height="100.00%" fo:text-align="right"/>
    </style:style>
    <style:style style:name="P24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47" style:family="paragraph">
      <style:paragraph-properties fo:line-height="100.00%" fo:text-align="center"/>
    </style:style>
    <style:style style:name="P24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49" style:family="paragraph">
      <style:paragraph-properties fo:line-height="100.00%" fo:text-align="left"/>
    </style:style>
    <style:style style:name="P25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1" style:family="paragraph">
      <style:paragraph-properties fo:line-height="100.00%" fo:text-align="center"/>
    </style:style>
    <style:style style:name="P25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5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54" style:family="paragraph">
      <style:paragraph-properties fo:line-height="100.00%" fo:text-align="center"/>
    </style:style>
    <style:style style:name="P25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5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57" style:family="paragraph">
      <style:paragraph-properties fo:line-height="100.00%" fo:text-align="center"/>
    </style:style>
    <style:style style:name="P25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5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60" style:family="paragraph">
      <style:paragraph-properties fo:line-height="100.00%" fo:text-align="center"/>
    </style:style>
    <style:style style:name="P261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6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63" style:family="paragraph">
      <style:paragraph-properties fo:line-height="100.00%" fo:text-align="center"/>
    </style:style>
    <style:style style:name="P26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65" style:family="paragraph">
      <style:paragraph-properties fo:line-height="100.00%" fo:text-align="right"/>
    </style:style>
    <style:style style:name="P266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67" style:family="paragraph">
      <style:paragraph-properties fo:line-height="100.00%" fo:text-align="center"/>
    </style:style>
    <style:style style:name="P268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69" style:family="paragraph">
      <style:paragraph-properties fo:line-height="100.00%" fo:text-align="left"/>
    </style:style>
    <style:style style:name="P27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1" style:family="paragraph">
      <style:paragraph-properties fo:line-height="100.00%" fo:text-align="center"/>
    </style:style>
    <style:style style:name="P27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7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74" style:family="paragraph">
      <style:paragraph-properties fo:line-height="100.00%" fo:text-align="center"/>
    </style:style>
    <style:style style:name="P27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7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77" style:family="paragraph">
      <style:paragraph-properties fo:line-height="100.00%" fo:text-align="center"/>
    </style:style>
    <style:style style:name="P278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79" style:family="paragraph">
      <style:paragraph-properties fo:line-height="100.00%" fo:text-align="right"/>
    </style:style>
    <style:style style:name="P280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81" style:family="paragraph">
      <style:paragraph-properties fo:line-height="100.00%" fo:text-align="center"/>
    </style:style>
    <style:style style:name="P282" style:family="paragraph">
      <style:paragraph-properties fo:line-height="100.00%" fo:text-align="left" fo:margin-left="2.70pt" fo:text-indent="-2.70pt">
        <style:tab-stops>
          <style:tab-stop style:position="484.05pt"/>
        </style:tab-stops>
      </style:paragraph-properties>
    </style:style>
    <style:style style:name="P283" style:family="paragraph">
      <style:paragraph-properties fo:line-height="100.00%" fo:text-align="left"/>
    </style:style>
    <style:style style:name="P284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5" style:family="paragraph">
      <style:paragraph-properties fo:line-height="100.00%" fo:text-align="center"/>
    </style:style>
    <style:style style:name="P286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81998.20pt" style:char="." style:type="char"/>
          <style:tab-stop style:position="-2.70pt"/>
          <style:tab-stop style:position="94.05pt"/>
        </style:tab-stops>
      </style:paragraph-properties>
    </style:style>
    <style:style style:name="P287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88" style:family="paragraph">
      <style:paragraph-properties fo:line-height="100.00%" fo:text-align="center"/>
    </style:style>
    <style:style style:name="P289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0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91" style:family="paragraph">
      <style:paragraph-properties fo:line-height="100.00%" fo:text-align="center"/>
    </style:style>
    <style:style style:name="P292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54117.35pt" style:char="." style:type="char"/>
          <style:tab-stop style:position="10.10pt"/>
          <style:tab-stop style:position="94.05pt"/>
        </style:tab-stops>
      </style:paragraph-properties>
    </style:style>
    <style:style style:name="P293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4" style:family="paragraph">
      <style:paragraph-properties fo:line-height="100.00%" fo:text-align="center"/>
    </style:style>
    <style:style style:name="P295" style:family="paragraph">
      <style:paragraph-properties fo:line-height="100.00%" fo:text-align="left" fo:margin-left="2.70pt" fo:text-indent="-2.70pt">
        <style:tab-stops>
          <style:tab-stop style:position="94.05pt"/>
          <style:tab-stop style:position="3286.95pt" style:type="center"/>
          <style:tab-stop style:position="421118.95pt" style:type="right"/>
          <style:tab-stop style:position="10.10pt"/>
          <style:tab-stop style:position="94.05pt"/>
        </style:tab-stops>
      </style:paragraph-properties>
    </style:style>
    <style:style style:name="P296" style:family="paragraph">
      <style:paragraph-properties fo:line-height="100.00%" fo:text-align="right"/>
    </style:style>
    <style:style style:name="TableColumn0100" style:family="table-column">
      <style:table-column-properties style:column-width="6.697917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200" style:family="table-column">
      <style:table-column-properties style:column-width="1.343750in"/>
    </style:style>
    <style:style style:name="TableColumn0201" style:family="table-column">
      <style:table-column-properties style:column-width="1.343750in"/>
    </style:style>
    <style:style style:name="TableColumn0202" style:family="table-column">
      <style:table-column-properties style:column-width="1.333333in"/>
    </style:style>
    <style:style style:name="TableColumn0203" style:family="table-column">
      <style:table-column-properties style:column-width="1.343750in"/>
    </style:style>
    <style:style style:name="TableColumn0204" style:family="table-column">
      <style:table-column-properties style:column-width="1.343750in"/>
    </style:style>
    <style:style style:name="Table02" style:family="table">
      <style:table-properties style:width="6.708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6.697917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400" style:family="table-column">
      <style:table-column-properties style:column-width="1.343750in"/>
    </style:style>
    <style:style style:name="TableColumn0401" style:family="table-column">
      <style:table-column-properties style:column-width="1.343750in"/>
    </style:style>
    <style:style style:name="TableColumn0402" style:family="table-column">
      <style:table-column-properties style:column-width="1.333333in"/>
    </style:style>
    <style:style style:name="TableColumn0403" style:family="table-column">
      <style:table-column-properties style:column-width="1.343750in"/>
    </style:style>
    <style:style style:name="TableColumn0404" style:family="table-column">
      <style:table-column-properties style:column-width="1.520833in"/>
    </style:style>
    <style:style style:name="Table04" style:family="table">
      <style:table-properties style:width="6.885417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6.760417in"/>
    </style:style>
    <style:style style:name="Table05" style:family="table">
      <style:table-properties style:width="6.760417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600" style:family="table-column">
      <style:table-column-properties style:column-width="1.343750in"/>
    </style:style>
    <style:style style:name="TableColumn0601" style:family="table-column">
      <style:table-column-properties style:column-width="1.343750in"/>
    </style:style>
    <style:style style:name="TableColumn0602" style:family="table-column">
      <style:table-column-properties style:column-width="1.333333in"/>
    </style:style>
    <style:style style:name="TableColumn0603" style:family="table-column">
      <style:table-column-properties style:column-width="1.343750in"/>
    </style:style>
    <style:style style:name="TableColumn0604" style:family="table-column">
      <style:table-column-properties style:column-width="1.343750in"/>
    </style:style>
    <style:style style:name="Table06" style:family="table">
      <style:table-properties style:width="6.708333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0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0700" style:family="table-column">
      <style:table-column-properties style:column-width="6.760417in"/>
    </style:style>
    <style:style style:name="Table07" style:family="table">
      <style:table-properties style:width="6.760417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0800" style:family="table-column">
      <style:table-column-properties style:column-width="1.343750in"/>
    </style:style>
    <style:style style:name="TableColumn0801" style:family="table-column">
      <style:table-column-properties style:column-width="1.343750in"/>
    </style:style>
    <style:style style:name="TableColumn0802" style:family="table-column">
      <style:table-column-properties style:column-width="1.333333in"/>
    </style:style>
    <style:style style:name="TableColumn0803" style:family="table-column">
      <style:table-column-properties style:column-width="1.343750in"/>
    </style:style>
    <style:style style:name="TableColumn0804" style:family="table-column">
      <style:table-column-properties style:column-width="1.343750in"/>
    </style:style>
    <style:style style:name="Table08" style:family="table">
      <style:table-properties style:width="6.708333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0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2" style:family="table-row">
      <style:table-row-properties/>
    </style:style>
    <style:style style:name="TableCell0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6.760417in"/>
    </style:style>
    <style:style style:name="Table09" style:family="table">
      <style:table-properties style:width="6.760417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000" style:family="table-column">
      <style:table-column-properties style:column-width="1.343750in"/>
    </style:style>
    <style:style style:name="TableColumn1001" style:family="table-column">
      <style:table-column-properties style:column-width="1.343750in"/>
    </style:style>
    <style:style style:name="TableColumn1002" style:family="table-column">
      <style:table-column-properties style:column-width="1.333333in"/>
    </style:style>
    <style:style style:name="TableColumn1003" style:family="table-column">
      <style:table-column-properties style:column-width="1.343750in"/>
    </style:style>
    <style:style style:name="TableColumn1004" style:family="table-column">
      <style:table-column-properties style:column-width="1.343750in"/>
    </style:style>
    <style:style style:name="Table10" style:family="table">
      <style:table-properties style:width="6.708333in" fo:margin-left="0.000000in" style:writing-mode="lr" table:align="left" style:may-break-between-rows="true"/>
    </style:style>
    <style:style style:name="TableRow1000" style:family="table-row">
      <style:table-row-properties/>
    </style:style>
    <style:style style:name="TableCell1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001" style:family="table-row">
      <style:table-row-properties/>
    </style:style>
    <style:style style:name="TableCell1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2" style:family="table-row">
      <style:table-row-properties/>
    </style:style>
    <style:style style:name="TableCell1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3" style:family="table-row">
      <style:table-row-properties/>
    </style:style>
    <style:style style:name="TableCell1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004" style:family="table-row">
      <style:table-row-properties style:min-row-height="0.197917in"/>
    </style:style>
    <style:style style:name="TableCell10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0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005" style:family="table-row">
      <style:table-row-properties/>
    </style:style>
    <style:style style:name="TableCell10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0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100" style:family="table-column">
      <style:table-column-properties style:column-width="6.760417in"/>
    </style:style>
    <style:style style:name="Table11" style:family="table">
      <style:table-properties style:width="6.760417in" fo:margin-left="0.000000in" style:writing-mode="lr" table:align="left" style:may-break-between-rows="true"/>
    </style:style>
    <style:style style:name="TableRow1100" style:family="table-row">
      <style:table-row-properties/>
    </style:style>
    <style:style style:name="TableCell1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200" style:family="table-column">
      <style:table-column-properties style:column-width="1.343750in"/>
    </style:style>
    <style:style style:name="TableColumn1201" style:family="table-column">
      <style:table-column-properties style:column-width="1.343750in"/>
    </style:style>
    <style:style style:name="TableColumn1202" style:family="table-column">
      <style:table-column-properties style:column-width="1.333333in"/>
    </style:style>
    <style:style style:name="TableColumn1203" style:family="table-column">
      <style:table-column-properties style:column-width="1.343750in"/>
    </style:style>
    <style:style style:name="TableColumn1204" style:family="table-column">
      <style:table-column-properties style:column-width="1.343750in"/>
    </style:style>
    <style:style style:name="Table12" style:family="table">
      <style:table-properties style:width="6.708333in" fo:margin-left="0.000000in" style:writing-mode="lr" table:align="left" style:may-break-between-rows="true"/>
    </style:style>
    <style:style style:name="TableRow1200" style:family="table-row">
      <style:table-row-properties/>
    </style:style>
    <style:style style:name="TableCell1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201" style:family="table-row">
      <style:table-row-properties/>
    </style:style>
    <style:style style:name="TableCell1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202" style:family="table-row">
      <style:table-row-properties/>
    </style:style>
    <style:style style:name="TableCell1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203" style:family="table-row">
      <style:table-row-properties style:min-row-height="0.781250in"/>
    </style:style>
    <style:style style:name="TableCell1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300" style:family="table-column">
      <style:table-column-properties style:column-width="6.760417in"/>
    </style:style>
    <style:style style:name="Table13" style:family="table">
      <style:table-properties style:width="6.760417in" fo:margin-left="0.000000in" style:writing-mode="lr" table:align="left" style:may-break-between-rows="true"/>
    </style:style>
    <style:style style:name="TableRow1300" style:family="table-row">
      <style:table-row-properties/>
    </style:style>
    <style:style style:name="TableCell1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400" style:family="table-column">
      <style:table-column-properties style:column-width="1.343750in"/>
    </style:style>
    <style:style style:name="TableColumn1401" style:family="table-column">
      <style:table-column-properties style:column-width="1.343750in"/>
    </style:style>
    <style:style style:name="TableColumn1402" style:family="table-column">
      <style:table-column-properties style:column-width="1.333333in"/>
    </style:style>
    <style:style style:name="TableColumn1403" style:family="table-column">
      <style:table-column-properties style:column-width="1.343750in"/>
    </style:style>
    <style:style style:name="TableColumn1404" style:family="table-column">
      <style:table-column-properties style:column-width="1.343750in"/>
    </style:style>
    <style:style style:name="Table14" style:family="table">
      <style:table-properties style:width="6.708333in" fo:margin-left="0.000000in" style:writing-mode="lr" table:align="left" style:may-break-between-rows="true"/>
    </style:style>
    <style:style style:name="TableRow1400" style:family="table-row">
      <style:table-row-properties/>
    </style:style>
    <style:style style:name="TableCell1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401" style:family="table-row">
      <style:table-row-properties/>
    </style:style>
    <style:style style:name="TableCell1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2" style:family="table-row">
      <style:table-row-properties/>
    </style:style>
    <style:style style:name="TableCell1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403" style:family="table-row">
      <style:table-row-properties/>
    </style:style>
    <style:style style:name="TableCell1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404" style:family="table-row">
      <style:table-row-properties style:min-row-height="0.572917in"/>
    </style:style>
    <style:style style:name="TableCell1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1500" style:family="table-column">
      <style:table-column-properties style:column-width="6.760417in"/>
    </style:style>
    <style:style style:name="Table15" style:family="table">
      <style:table-properties style:width="6.760417in" fo:margin-left="0.000000in" style:writing-mode="lr" table:align="left" style:may-break-between-rows="true"/>
    </style:style>
    <style:style style:name="TableRow1500" style:family="table-row">
      <style:table-row-properties/>
    </style:style>
    <style:style style:name="TableCell1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600" style:family="table-column">
      <style:table-column-properties style:column-width="1.343750in"/>
    </style:style>
    <style:style style:name="TableColumn1601" style:family="table-column">
      <style:table-column-properties style:column-width="1.343750in"/>
    </style:style>
    <style:style style:name="TableColumn1602" style:family="table-column">
      <style:table-column-properties style:column-width="1.333333in"/>
    </style:style>
    <style:style style:name="TableColumn1603" style:family="table-column">
      <style:table-column-properties style:column-width="1.343750in"/>
    </style:style>
    <style:style style:name="TableColumn1604" style:family="table-column">
      <style:table-column-properties style:column-width="1.343750in"/>
    </style:style>
    <style:style style:name="Table16" style:family="table">
      <style:table-properties style:width="6.708333in" fo:margin-left="0.000000in" style:writing-mode="lr" table:align="left" style:may-break-between-rows="true"/>
    </style:style>
    <style:style style:name="TableRow1600" style:family="table-row">
      <style:table-row-properties/>
    </style:style>
    <style:style style:name="TableCell1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601" style:family="table-row">
      <style:table-row-properties/>
    </style:style>
    <style:style style:name="TableCell1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602" style:family="table-row">
      <style:table-row-properties/>
    </style:style>
    <style:style style:name="TableCell1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603" style:family="table-row">
      <style:table-row-properties style:min-row-height="0.395833in"/>
    </style:style>
    <style:style style:name="TableCell1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700" style:family="table-column">
      <style:table-column-properties style:column-width="6.760417in"/>
    </style:style>
    <style:style style:name="Table17" style:family="table">
      <style:table-properties style:width="6.760417in" fo:margin-left="0.000000in" style:writing-mode="lr" table:align="left" style:may-break-between-rows="true"/>
    </style:style>
    <style:style style:name="TableRow1700" style:family="table-row">
      <style:table-row-properties/>
    </style:style>
    <style:style style:name="TableCell1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1800" style:family="table-column">
      <style:table-column-properties style:column-width="1.343750in"/>
    </style:style>
    <style:style style:name="TableColumn1801" style:family="table-column">
      <style:table-column-properties style:column-width="1.343750in"/>
    </style:style>
    <style:style style:name="TableColumn1802" style:family="table-column">
      <style:table-column-properties style:column-width="1.333333in"/>
    </style:style>
    <style:style style:name="TableColumn1803" style:family="table-column">
      <style:table-column-properties style:column-width="1.343750in"/>
    </style:style>
    <style:style style:name="TableColumn1804" style:family="table-column">
      <style:table-column-properties style:column-width="1.343750in"/>
    </style:style>
    <style:style style:name="Table18" style:family="table">
      <style:table-properties style:width="6.708333in" fo:margin-left="0.000000in" style:writing-mode="lr" table:align="left" style:may-break-between-rows="true"/>
    </style:style>
    <style:style style:name="TableRow1800" style:family="table-row">
      <style:table-row-properties/>
    </style:style>
    <style:style style:name="TableCell1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1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1801" style:family="table-row">
      <style:table-row-properties/>
    </style:style>
    <style:style style:name="TableCell1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2" style:family="table-row">
      <style:table-row-properties/>
    </style:style>
    <style:style style:name="TableCell1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3" style:family="table-row">
      <style:table-row-properties/>
    </style:style>
    <style:style style:name="TableCell18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4" style:family="table-row">
      <style:table-row-properties style:min-row-height="0.625000in"/>
    </style:style>
    <style:style style:name="TableCell18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5" style:family="table-row">
      <style:table-row-properties/>
    </style:style>
    <style:style style:name="TableCell18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1806" style:family="table-row">
      <style:table-row-properties style:min-row-height="0.625000in"/>
    </style:style>
    <style:style style:name="TableCell18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18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1807" style:family="table-row">
      <style:table-row-properties/>
    </style:style>
    <style:style style:name="TableCell18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18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1900" style:family="table-column">
      <style:table-column-properties style:column-width="6.760417in"/>
    </style:style>
    <style:style style:name="Table19" style:family="table">
      <style:table-properties style:width="6.760417in" fo:margin-left="0.000000in" style:writing-mode="lr" table:align="left" style:may-break-between-rows="true"/>
    </style:style>
    <style:style style:name="TableRow1900" style:family="table-row">
      <style:table-row-properties/>
    </style:style>
    <style:style style:name="TableCell1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000" style:family="table-column">
      <style:table-column-properties style:column-width="1.343750in"/>
    </style:style>
    <style:style style:name="TableColumn2001" style:family="table-column">
      <style:table-column-properties style:column-width="1.343750in"/>
    </style:style>
    <style:style style:name="TableColumn2002" style:family="table-column">
      <style:table-column-properties style:column-width="1.333333in"/>
    </style:style>
    <style:style style:name="TableColumn2003" style:family="table-column">
      <style:table-column-properties style:column-width="1.343750in"/>
    </style:style>
    <style:style style:name="TableColumn2004" style:family="table-column">
      <style:table-column-properties style:column-width="1.343750in"/>
    </style:style>
    <style:style style:name="Table20" style:family="table">
      <style:table-properties style:width="6.708333in" fo:margin-left="0.000000in" style:writing-mode="lr" table:align="left" style:may-break-between-rows="true"/>
    </style:style>
    <style:style style:name="TableRow2000" style:family="table-row">
      <style:table-row-properties/>
    </style:style>
    <style:style style:name="TableCell2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001" style:family="table-row">
      <style:table-row-properties/>
    </style:style>
    <style:style style:name="TableCell2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002" style:family="table-row">
      <style:table-row-properties style:min-row-height="0.791667in"/>
    </style:style>
    <style:style style:name="TableCell2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100" style:family="table-column">
      <style:table-column-properties style:column-width="6.760417in"/>
    </style:style>
    <style:style style:name="Table21" style:family="table">
      <style:table-properties style:width="6.760417in" fo:margin-left="0.000000in" style:writing-mode="lr" table:align="left" style:may-break-between-rows="true"/>
    </style:style>
    <style:style style:name="TableRow2100" style:family="table-row">
      <style:table-row-properties/>
    </style:style>
    <style:style style:name="TableCell21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200" style:family="table-column">
      <style:table-column-properties style:column-width="1.343750in"/>
    </style:style>
    <style:style style:name="TableColumn2201" style:family="table-column">
      <style:table-column-properties style:column-width="1.343750in"/>
    </style:style>
    <style:style style:name="TableColumn2202" style:family="table-column">
      <style:table-column-properties style:column-width="1.333333in"/>
    </style:style>
    <style:style style:name="TableColumn2203" style:family="table-column">
      <style:table-column-properties style:column-width="1.343750in"/>
    </style:style>
    <style:style style:name="TableColumn2204" style:family="table-column">
      <style:table-column-properties style:column-width="1.343750in"/>
    </style:style>
    <style:style style:name="Table22" style:family="table">
      <style:table-properties style:width="6.708333in" fo:margin-left="0.000000in" style:writing-mode="lr" table:align="left" style:may-break-between-rows="true"/>
    </style:style>
    <style:style style:name="TableRow2200" style:family="table-row">
      <style:table-row-properties/>
    </style:style>
    <style:style style:name="TableCell22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2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201" style:family="table-row">
      <style:table-row-properties/>
    </style:style>
    <style:style style:name="TableCell2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2" style:family="table-row">
      <style:table-row-properties/>
    </style:style>
    <style:style style:name="TableCell2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3" style:family="table-row">
      <style:table-row-properties/>
    </style:style>
    <style:style style:name="TableCell2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204" style:family="table-row">
      <style:table-row-properties style:min-row-height="0.572917in"/>
    </style:style>
    <style:style style:name="TableCell2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2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205" style:family="table-row">
      <style:table-row-properties/>
    </style:style>
    <style:style style:name="TableCell2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2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2300" style:family="table-column">
      <style:table-column-properties style:column-width="6.760417in"/>
    </style:style>
    <style:style style:name="Table23" style:family="table">
      <style:table-properties style:width="6.760417in" fo:margin-left="0.000000in" style:writing-mode="lr" table:align="left" style:may-break-between-rows="true"/>
    </style:style>
    <style:style style:name="TableRow2300" style:family="table-row">
      <style:table-row-properties/>
    </style:style>
    <style:style style:name="TableCell23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400" style:family="table-column">
      <style:table-column-properties style:column-width="1.343750in"/>
    </style:style>
    <style:style style:name="TableColumn2401" style:family="table-column">
      <style:table-column-properties style:column-width="1.343750in"/>
    </style:style>
    <style:style style:name="TableColumn2402" style:family="table-column">
      <style:table-column-properties style:column-width="1.333333in"/>
    </style:style>
    <style:style style:name="TableColumn2403" style:family="table-column">
      <style:table-column-properties style:column-width="1.343750in"/>
    </style:style>
    <style:style style:name="TableColumn2404" style:family="table-column">
      <style:table-column-properties style:column-width="1.343750in"/>
    </style:style>
    <style:style style:name="Table24" style:family="table">
      <style:table-properties style:width="6.708333in" fo:margin-left="0.000000in" style:writing-mode="lr" table:align="left" style:may-break-between-rows="true"/>
    </style:style>
    <style:style style:name="TableRow2400" style:family="table-row">
      <style:table-row-properties/>
    </style:style>
    <style:style style:name="TableCell24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4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401" style:family="table-row">
      <style:table-row-properties/>
    </style:style>
    <style:style style:name="TableCell2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2" style:family="table-row">
      <style:table-row-properties/>
    </style:style>
    <style:style style:name="TableCell2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3" style:family="table-row">
      <style:table-row-properties/>
    </style:style>
    <style:style style:name="TableCell24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4" style:family="table-row">
      <style:table-row-properties style:min-row-height="0.572917in"/>
    </style:style>
    <style:style style:name="TableCell24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4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405" style:family="table-row">
      <style:table-row-properties/>
    </style:style>
    <style:style style:name="TableCell24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406" style:family="table-row">
      <style:table-row-properties/>
    </style:style>
    <style:style style:name="TableCell24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4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2500" style:family="table-column">
      <style:table-column-properties style:column-width="6.760417in"/>
    </style:style>
    <style:style style:name="Table25" style:family="table">
      <style:table-properties style:width="6.760417in" fo:margin-left="0.000000in" style:writing-mode="lr" table:align="left" style:may-break-between-rows="true"/>
    </style:style>
    <style:style style:name="TableRow2500" style:family="table-row">
      <style:table-row-properties/>
    </style:style>
    <style:style style:name="TableCell25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600" style:family="table-column">
      <style:table-column-properties style:column-width="1.343750in"/>
    </style:style>
    <style:style style:name="TableColumn2601" style:family="table-column">
      <style:table-column-properties style:column-width="1.343750in"/>
    </style:style>
    <style:style style:name="TableColumn2602" style:family="table-column">
      <style:table-column-properties style:column-width="1.333333in"/>
    </style:style>
    <style:style style:name="TableColumn2603" style:family="table-column">
      <style:table-column-properties style:column-width="1.343750in"/>
    </style:style>
    <style:style style:name="TableColumn2604" style:family="table-column">
      <style:table-column-properties style:column-width="1.343750in"/>
    </style:style>
    <style:style style:name="Table26" style:family="table">
      <style:table-properties style:width="6.708333in" fo:margin-left="0.000000in" style:writing-mode="lr" table:align="left" style:may-break-between-rows="true"/>
    </style:style>
    <style:style style:name="TableRow2600" style:family="table-row">
      <style:table-row-properties/>
    </style:style>
    <style:style style:name="TableCell26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6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601" style:family="table-row">
      <style:table-row-properties/>
    </style:style>
    <style:style style:name="TableCell2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2" style:family="table-row">
      <style:table-row-properties/>
    </style:style>
    <style:style style:name="TableCell26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2603" style:family="table-row">
      <style:table-row-properties/>
    </style:style>
    <style:style style:name="TableCell26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6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604" style:family="table-row">
      <style:table-row-properties style:min-row-height="0.572917in"/>
    </style:style>
    <style:style style:name="TableCell26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6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700" style:family="table-column">
      <style:table-column-properties style:column-width="6.760417in"/>
    </style:style>
    <style:style style:name="Table27" style:family="table">
      <style:table-properties style:width="6.760417in" fo:margin-left="0.000000in" style:writing-mode="lr" table:align="left" style:may-break-between-rows="true"/>
    </style:style>
    <style:style style:name="TableRow2700" style:family="table-row">
      <style:table-row-properties/>
    </style:style>
    <style:style style:name="TableCell27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2800" style:family="table-column">
      <style:table-column-properties style:column-width="1.343750in"/>
    </style:style>
    <style:style style:name="TableColumn2801" style:family="table-column">
      <style:table-column-properties style:column-width="1.343750in"/>
    </style:style>
    <style:style style:name="TableColumn2802" style:family="table-column">
      <style:table-column-properties style:column-width="1.333333in"/>
    </style:style>
    <style:style style:name="TableColumn2803" style:family="table-column">
      <style:table-column-properties style:column-width="1.343750in"/>
    </style:style>
    <style:style style:name="TableColumn2804" style:family="table-column">
      <style:table-column-properties style:column-width="1.343750in"/>
    </style:style>
    <style:style style:name="Table28" style:family="table">
      <style:table-properties style:width="6.708333in" fo:margin-left="0.000000in" style:writing-mode="lr" table:align="left" style:may-break-between-rows="true"/>
    </style:style>
    <style:style style:name="TableRow2800" style:family="table-row">
      <style:table-row-properties/>
    </style:style>
    <style:style style:name="TableCell28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28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2801" style:family="table-row">
      <style:table-row-properties/>
    </style:style>
    <style:style style:name="TableCell2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28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2802" style:family="table-row">
      <style:table-row-properties/>
    </style:style>
    <style:style style:name="TableCell28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28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olumn2900" style:family="table-column">
      <style:table-column-properties style:column-width="6.760417in"/>
    </style:style>
    <style:style style:name="Table29" style:family="table">
      <style:table-properties style:width="6.760417in" fo:margin-left="0.000000in" style:writing-mode="lr" table:align="left" style:may-break-between-rows="true"/>
    </style:style>
    <style:style style:name="TableRow2900" style:family="table-row">
      <style:table-row-properties/>
    </style:style>
    <style:style style:name="TableCell290000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3399"/>
    </style:style>
    <style:style style:name="TableColumn3000" style:family="table-column">
      <style:table-column-properties style:column-width="1.343750in"/>
    </style:style>
    <style:style style:name="TableColumn3001" style:family="table-column">
      <style:table-column-properties style:column-width="1.343750in"/>
    </style:style>
    <style:style style:name="TableColumn3002" style:family="table-column">
      <style:table-column-properties style:column-width="1.333333in"/>
    </style:style>
    <style:style style:name="TableColumn3003" style:family="table-column">
      <style:table-column-properties style:column-width="1.343750in"/>
    </style:style>
    <style:style style:name="TableColumn3004" style:family="table-column">
      <style:table-column-properties style:column-width="1.343750in"/>
    </style:style>
    <style:style style:name="Table30" style:family="table">
      <style:table-properties style:width="6.708333in" fo:margin-left="0.000000in" style:writing-mode="lr" table:align="left" style:may-break-between-rows="true"/>
    </style:style>
    <style:style style:name="TableRow3000" style:family="table-row">
      <style:table-row-properties/>
    </style:style>
    <style:style style:name="TableCell300000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1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2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3" style:family="table-cell">
      <style:table-cell-properties fo:border-top="0.000694in solid #ff66ff" fo:border-left="0.000694in solid #ff66ff" fo:border-right="0.000694in solid #000000" fo:border-bottom="0.000694in solid #ff66ff" fo:padding-left="0.037500in" fo:padding-right="0.037500in" fo:vertical-align="top" fo:background-color="#ff99ff"/>
    </style:style>
    <style:style style:name="TableCell300004" style:family="table-cell">
      <style:table-cell-properties fo:border-top="0.000694in solid #ff66ff" fo:border-left="0.000694in solid #ff66ff" fo:border-right="0.000694in solid #ff66ff" fo:border-bottom="0.000694in solid #ff66ff" fo:padding-left="0.037500in" fo:padding-right="0.037500in" fo:vertical-align="top" fo:background-color="#ff99ff"/>
    </style:style>
    <style:style style:name="TableRow3001" style:family="table-row">
      <style:table-row-properties/>
    </style:style>
    <style:style style:name="TableCell30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3002" style:family="table-row">
      <style:table-row-properties/>
    </style:style>
    <style:style style:name="TableCell30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Cell30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99ff"/>
    </style:style>
    <style:style style:name="TableRow3003" style:family="table-row">
      <style:table-row-properties/>
    </style:style>
    <style:style style:name="TableCell30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30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/Coisas a Fazer :</text:span></text:p>
      <text:p text:style-name="P1"><text:span text:style-name="T1">Diagrama -<text:s text:c="2"/>Editar a primary key de compra para CodCompra, tirar codigo para cliente</text:span></text:p>
      <text:p text:style-name="P1"><text:span text:style-name="T1">Adicionar ao dicionário as restrições de hierarquia</text:span></text:p>
      <text:p text:style-name="P1"><text:span text:style-name="T1">Rever buscas</text:span></text:p>
      <text:p text:style-name="P1"><text:span text:style-name="T1">Rever atributos que podem ser redundantes</text:span></text:p>
      <text:p text:style-name="P1"><text:span text:style-name="T2"/></text:p>
      <text:p text:style-name="P1"><text:span text:style-name="T3">3 Modelo Logico</text:span></text:p>
      <text:p text:style-name="P1"><text:span text:style-name="T3">3.1 Mapeamento Entidade-Relacionamento</text:span></text:p>
      <text:p text:style-name="P1"><text:span text:style-name="T4"/></text:p>
      <text:p text:style-name="P1"><text:span text:style-name="T5">Pessoa</text:span><text:span text:style-name="T6">=(</text:span><text:span text:style-name="T7">CPF,</text:span><text:span text:style-name="T8"><text:s/>Nome, Telefone);</text:span></text:p>
      <text:p text:style-name="P1"><text:span text:style-name="T9">Funcionario</text:span><text:span text:style-name="T10">=(</text:span><text:span text:style-name="T11">CPFPessoa</text:span><text:span text:style-name="T12">, Matricula, Cargo, DataAdmissao, Status);</text:span></text:p>
      <text:p text:style-name="P1"><text:span text:style-name="T13">EnderecoFuncionario</text:span><text:span text:style-name="T14">=(</text:span><text:span text:style-name="T15">Funcionario, Bairro, Rua, Cidade</text:span><text:span text:style-name="T16">);</text:span></text:p>
      <text:p text:style-name="P1"><text:span text:style-name="T17">Cliente</text:span><text:span text:style-name="T18">=(</text:span><text:span text:style-name="T19">CPFPessoa</text:span><text:span text:style-name="T20">, e-mail);</text:span></text:p>
      <text:p text:style-name="P1"><text:span text:style-name="T21">Salario</text:span><text:span text:style-name="T22">=</text:span><text:span text:style-name="T23">(</text:span><text:span text:style-name="T24">Valor, Data,<text:s/></text:span><text:span text:style-name="T25">Funcionario</text:span><text:span text:style-name="T26">, Hora, CodDespesa);</text:span></text:p>
      <text:p text:style-name="P1"><text:span text:style-name="T27">Fornecedor</text:span><text:span text:style-name="T28">=(</text:span><text:span text:style-name="T29">CNPJ</text:span><text:span text:style-name="T30">, Nome, Telefone);</text:span></text:p>
      <text:p text:style-name="P1"><text:span text:style-name="T31">EnderecoForn</text:span><text:span text:style-name="T32">=(</text:span><text:span text:style-name="T33">CNPJ, Cidade, Rua, Bairro</text:span><text:span text:style-name="T34">);</text:span></text:p>
      <text:p text:style-name="P1"><text:span text:style-name="T35">Despesa</text:span><text:span text:style-name="T36">=(</text:span><text:span text:style-name="T37">CodDespesa,</text:span><text:span text:style-name="T38">Valor, Data);</text:span></text:p>
      <text:p text:style-name="P1"><text:span text:style-name="T39">Compra</text:span><text:span text:style-name="T40">=(</text:span><text:span text:style-name="T41">CodCompra</text:span><text:span text:style-name="T42">, Valor, Quantidade, Data, Fornecedor, Hora, CodDespesa);</text:span></text:p>
      <text:p text:style-name="P1"><text:span text:style-name="T43">CompraProduto</text:span><text:span text:style-name="T44">=(</text:span><text:span text:style-name="T45">CodProduto, CodCompra</text:span><text:span text:style-name="T46">);</text:span></text:p>
      <text:p text:style-name="P1"><text:span text:style-name="T47">Produto</text:span><text:span text:style-name="T48">=(</text:span><text:span text:style-name="T49">Codigo,</text:span><text:span text:style-name="T50"><text:s/>Tamanho, Status, Nome, Preço);</text:span></text:p>
      <text:p text:style-name="P1"><text:span text:style-name="T51">Venda</text:span><text:span text:style-name="T52">=(</text:span><text:span text:style-name="T53">CodVenda</text:span><text:span text:style-name="T54">, Data, Hora, Total, Funcionario, Cliente);</text:span></text:p>
      <text:p text:style-name="P1"><text:span text:style-name="T55">Entrada</text:span><text:span text:style-name="T56">=</text:span><text:span text:style-name="T57">(CodEntrada,<text:s/></text:span><text:span text:style-name="T58">CodVenda,Valor, Data);</text:span></text:p>
      <text:p text:style-name="P1"><text:span text:style-name="T59">CartaoCredito</text:span><text:span text:style-name="T60">=(</text:span><text:span text:style-name="T61">Numero</text:span><text:span text:style-name="T62">, Bandeira); </text:span></text:p>
      <text:p text:style-name="P1"><text:span text:style-name="T63">VendaCartao</text:span><text:span text:style-name="T64">=(</text:span><text:span text:style-name="T65">NumCartao, CodVenda,</text:span><text:span text:style-name="T66"><text:s/>NumParcelas,);</text:span></text:p>
      <text:p text:style-name="P1"><text:span text:style-name="T67"/></text:p>
      <text:p text:style-name="P1"><text:span text:style-name="T68">3.2 Dicionário Lógico de Dados</text:span></text:p>
      <text:p text:style-name="P1"><text:span text:style-name="T69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70">PESSOA : Relação que armazena dados generalizados de funcionários e clientes.</text:span><text:span text:style-name="T71"/></text:p>
          </table:table-cell>
        </table:table-row>
      </table:table>
      <text:p text:style-name="P5"><text:span text:style-name="T7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7"><text:span text:style-name="T72">Atributo</text:span><text:span text:style-name="T73"/></text:p>
          </table:table-cell>
          <table:table-cell table:style-name="TableCell020001">
            <text:p text:style-name="P7"><text:span text:style-name="T74">Descrição</text:span><text:span text:style-name="T75"/></text:p>
          </table:table-cell>
          <table:table-cell table:style-name="TableCell020002">
            <text:p text:style-name="P7"><text:span text:style-name="T76">Tipo</text:span><text:span text:style-name="T77"/></text:p>
          </table:table-cell>
          <table:table-cell table:style-name="TableCell020003">
            <text:p text:style-name="P7"><text:span text:style-name="T78">Domínio</text:span><text:span text:style-name="T79"/></text:p>
          </table:table-cell>
          <table:table-cell table:style-name="TableCell020004">
            <text:p text:style-name="P7"><text:span text:style-name="T80">Restrição</text:span><text:span text:style-name="T81"/></text:p>
          </table:table-cell>
        </table:table-row>
        <table:table-row table:style-name="TableRow0201">
          <table:table-cell table:style-name="TableCell020100">
            <text:p text:style-name="P10"><text:span text:style-name="T82">Nome</text:span><text:span text:style-name="T83"/></text:p>
          </table:table-cell>
          <table:table-cell table:style-name="TableCell020101">
            <text:p text:style-name="P10"><text:span text:style-name="T84">Representa o nome de uma pessoa, seja funcionário ou cliente</text:span><text:span text:style-name="T85"/></text:p>
          </table:table-cell>
          <table:table-cell table:style-name="TableCell020102">
            <text:p text:style-name="P10"><text:span text:style-name="T86">String(100)</text:span><text:span text:style-name="T87"/></text:p>
          </table:table-cell>
          <table:table-cell table:style-name="TableCell020103">
            <text:p text:style-name="P10"><text:span text:style-name="T88">String(100)</text:span><text:span text:style-name="T89"/></text:p>
          </table:table-cell>
          <table:table-cell table:style-name="TableCell020104">
            <text:p text:style-name="P10"><text:span text:style-name="T90">Não nulo</text:span><text:span text:style-name="T91"/></text:p>
          </table:table-cell>
        </table:table-row>
        <table:table-row table:style-name="TableRow0202">
          <table:table-cell table:style-name="TableCell020200">
            <text:p text:style-name="P13"><text:span text:style-name="T92">CPF</text:span><text:span text:style-name="T93"/></text:p>
          </table:table-cell>
          <table:table-cell table:style-name="TableCell020201">
            <text:p text:style-name="P13"><text:span text:style-name="T94">Representa o número do CPF de uma pessoa, seja funcionário ou cliente</text:span><text:span text:style-name="T95"/></text:p>
          </table:table-cell>
          <table:table-cell table:style-name="TableCell020202">
            <text:p text:style-name="P13"><text:span text:style-name="T96">String(20)</text:span><text:span text:style-name="T97"/></text:p>
          </table:table-cell>
          <table:table-cell table:style-name="TableCell020203">
            <text:p text:style-name="P13"><text:span text:style-name="T98">String(20)</text:span><text:span text:style-name="T99"/></text:p>
          </table:table-cell>
          <table:table-cell table:style-name="TableCell020204">
            <text:p text:style-name="P13"><text:span text:style-name="T100">Chave Primaria</text:span><text:span text:style-name="T101"/></text:p>
          </table:table-cell>
        </table:table-row>
        <table:table-row table:style-name="TableRow0203">
          <table:table-cell table:style-name="TableCell020300">
            <text:p text:style-name="P16"><text:span text:style-name="T102">Telefone</text:span><text:span text:style-name="T103"/></text:p>
          </table:table-cell>
          <table:table-cell table:style-name="TableCell020301">
            <text:p text:style-name="P16"><text:span text:style-name="T104">Representa o número do telefone de uma pessoa, seja funcionário ou cliente</text:span><text:span text:style-name="T105"/></text:p>
          </table:table-cell>
          <table:table-cell table:style-name="TableCell020302">
            <text:p text:style-name="P16"><text:span text:style-name="T106">String(20)</text:span><text:span text:style-name="T107"/></text:p>
          </table:table-cell>
          <table:table-cell table:style-name="TableCell020303">
            <text:p text:style-name="P16"><text:span text:style-name="T108">String(20)</text:span><text:span text:style-name="T109"/></text:p>
          </table:table-cell>
          <table:table-cell table:style-name="TableCell020304">
            <text:p text:style-name="P16"><text:span text:style-name="T110">Não nulo</text:span><text:span text:style-name="T111"/></text:p>
          </table:table-cell>
        </table:table-row>
      </table:table>
      <text:p text:style-name="P18"><text:span text:style-name="T112">Tabela 1<text:s/></text:span><text:span text:style-name="T113">–</text:span><text:span text:style-name="T114"><text:s/>Rela</text:span><text:span text:style-name="T115">ção PESSOA</text:span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8"><text:span text:style-name="T116"/></text:p>
      <text:p text:style-name="P19"><text:span text:style-name="T116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21"><text:span text:style-name="T117">FUNCIONARIO: Relação que armazena dados específicosde funcionários.</text:span><text:span text:style-name="T118"/></text:p>
          </table:table-cell>
        </table:table-row>
      </table:table>
      <text:p text:style-name="P23"><text:span text:style-name="T118"/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row table:style-name="TableRow0400">
          <table:table-cell table:style-name="TableCell040000">
            <text:p text:style-name="P25"><text:span text:style-name="T119">Atributo</text:span><text:span text:style-name="T120"/></text:p>
          </table:table-cell>
          <table:table-cell table:style-name="TableCell040001">
            <text:p text:style-name="P25"><text:span text:style-name="T121">Descrição</text:span><text:span text:style-name="T122"/></text:p>
          </table:table-cell>
          <table:table-cell table:style-name="TableCell040002">
            <text:p text:style-name="P25"><text:span text:style-name="T123">Tipo</text:span><text:span text:style-name="T124"/></text:p>
          </table:table-cell>
          <table:table-cell table:style-name="TableCell040003">
            <text:p text:style-name="P25"><text:span text:style-name="T125">Domínio</text:span><text:span text:style-name="T126"/></text:p>
          </table:table-cell>
          <table:table-cell table:style-name="TableCell040004">
            <text:p text:style-name="P25"><text:span text:style-name="T127">Restrição</text:span><text:span text:style-name="T128"/></text:p>
          </table:table-cell>
        </table:table-row>
        <table:table-row table:style-name="TableRow0401">
          <table:table-cell table:style-name="TableCell040100">
            <text:p text:style-name="P28"><text:span text:style-name="T129">CPFPessoa</text:span><text:span text:style-name="T130"/></text:p>
          </table:table-cell>
          <table:table-cell table:style-name="TableCell040101">
            <text:p text:style-name="P28"><text:span text:style-name="T131">Representa o CPF do funcionário</text:span><text:span text:style-name="T132"/></text:p>
          </table:table-cell>
          <table:table-cell table:style-name="TableCell040102">
            <text:p text:style-name="P28"><text:span text:style-name="T133">String(20)</text:span><text:span text:style-name="T134"/></text:p>
          </table:table-cell>
          <table:table-cell table:style-name="TableCell040103">
            <text:p text:style-name="P28"><text:span text:style-name="T135">String(20)</text:span><text:span text:style-name="T136"/></text:p>
          </table:table-cell>
          <table:table-cell table:style-name="TableCell040104">
            <text:list text:style-name="L29">
              <text:list-item>
                <text:p text:style-name="P29"><text:span text:style-name="T137">Chave estrangeira referenciando o CPF na entidade PESSOA</text:span></text:p>
              </text:list-item>
              <text:list-item>
                <text:p text:style-name="P29"><text:span text:style-name="T137">Chave Primaria</text:span><text:span text:style-name="T138"/></text:p>
              </text:list-item>
            </text:list>
          </table:table-cell>
        </table:table-row>
        <table:table-row table:style-name="TableRow0402">
          <table:table-cell table:style-name="TableCell040200">
            <text:p text:style-name="P32"><text:span text:style-name="T139">Matricula</text:span><text:span text:style-name="T140"/></text:p>
          </table:table-cell>
          <table:table-cell table:style-name="TableCell040201">
            <text:p text:style-name="P32"><text:span text:style-name="T141">Representa o código de matrícula de um funcionário</text:span><text:span text:style-name="T142"/></text:p>
          </table:table-cell>
          <table:table-cell table:style-name="TableCell040202">
            <text:p text:style-name="P32"><text:span text:style-name="T143">Int</text:span><text:span text:style-name="T144"/></text:p>
          </table:table-cell>
          <table:table-cell table:style-name="TableCell040203">
            <text:p text:style-name="P32"><text:span text:style-name="T145">Números inteiros positivos</text:span><text:span text:style-name="T146"/></text:p>
          </table:table-cell>
          <table:table-cell table:style-name="TableCell040204">
            <text:p text:style-name="P32"><text:span text:style-name="T147">Não nulo</text:span><text:span text:style-name="T148"/></text:p>
          </table:table-cell>
        </table:table-row>
        <table:table-row table:style-name="TableRow0403">
          <table:table-cell table:style-name="TableCell040300">
            <text:p text:style-name="P35"><text:span text:style-name="T149">Cargo</text:span><text:span text:style-name="T150"/></text:p>
          </table:table-cell>
          <table:table-cell table:style-name="TableCell040301">
            <text:p text:style-name="P35"><text:span text:style-name="T151">Representa o cargo de um funcionário no estabelecimento</text:span><text:span text:style-name="T152"/></text:p>
          </table:table-cell>
          <table:table-cell table:style-name="TableCell040302">
            <text:p text:style-name="P35"><text:span text:style-name="T153">String(20)</text:span><text:span text:style-name="T154"/></text:p>
          </table:table-cell>
          <table:table-cell table:style-name="TableCell040303">
            <text:p text:style-name="P35"><text:span text:style-name="T155">String(20)</text:span><text:span text:style-name="T156"/></text:p>
          </table:table-cell>
          <table:table-cell table:style-name="TableCell040304">
            <text:p text:style-name="P35"><text:span text:style-name="T157">Não nulo</text:span><text:span text:style-name="T158"/></text:p>
          </table:table-cell>
        </table:table-row>
        <table:table-row table:style-name="TableRow0404">
          <table:table-cell table:style-name="TableCell040400">
            <text:p text:style-name="P38"><text:span text:style-name="T159">DataAdmissao</text:span><text:span text:style-name="T160"/></text:p>
          </table:table-cell>
          <table:table-cell table:style-name="TableCell040401">
            <text:p text:style-name="P38"><text:span text:style-name="T161">Representa a data em que o funcionário foi admitido no estabelecimento</text:span><text:span text:style-name="T162"/></text:p>
          </table:table-cell>
          <table:table-cell table:style-name="TableCell040402">
            <text:p text:style-name="P38"><text:span text:style-name="T163">Date</text:span><text:span text:style-name="T164"/></text:p>
          </table:table-cell>
          <table:table-cell table:style-name="TableCell040403">
            <text:p text:style-name="P38"><text:span text:style-name="T165">Date</text:span><text:span text:style-name="T166"/></text:p>
          </table:table-cell>
          <table:table-cell table:style-name="TableCell040404">
            <text:p text:style-name="P38"><text:span text:style-name="T167">Não nulo</text:span><text:span text:style-name="T168"/></text:p>
          </table:table-cell>
        </table:table-row>
        <table:table-row table:style-name="TableRow0405">
          <table:table-cell table:style-name="TableCell040500">
            <text:p text:style-name="P41"><text:span text:style-name="T169">Status</text:span><text:span text:style-name="T170"/></text:p>
          </table:table-cell>
          <table:table-cell table:style-name="TableCell040501">
            <text:p text:style-name="P41"><text:span text:style-name="T171">Representa o status do funcionário no estabelecimento, se está ou não efetivo</text:span><text:span text:style-name="T172"/></text:p>
          </table:table-cell>
          <table:table-cell table:style-name="TableCell040502">
            <text:p text:style-name="P41"><text:span text:style-name="T173">String(20)</text:span><text:span text:style-name="T174"/></text:p>
          </table:table-cell>
          <table:table-cell table:style-name="TableCell040503">
            <text:p text:style-name="P41"><text:span text:style-name="T175">String(20)</text:span><text:span text:style-name="T176"/></text:p>
          </table:table-cell>
          <table:table-cell table:style-name="TableCell040504">
            <text:p text:style-name="P41"><text:span text:style-name="T177">Não nulo</text:span><text:span text:style-name="T178"/></text:p>
          </table:table-cell>
        </table:table-row>
      </table:table>
      <text:p text:style-name="P43"><text:span text:style-name="T179">Tabela 2<text:s/></text:span><text:span text:style-name="T180">– Rela</text:span><text:span text:style-name="T181">ção FUNCIONARIO</text:span></text:p>
      <text:p text:style-name="P43"><text:span text:style-name="T182"/></text:p>
      <text:p text:style-name="P44"><text:span text:style-name="T182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6"><text:span text:style-name="T183">ENDERECOFUNCIONARIO: Relação que armazena dados que compõem o endereço de um funcionário.</text:span><text:span text:style-name="T184"/></text:p>
          </table:table-cell>
        </table:table-row>
      </table:table>
      <text:p text:style-name="P48"><text:span text:style-name="T184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50"><text:span text:style-name="T185">Atributo</text:span><text:span text:style-name="T186"/></text:p>
          </table:table-cell>
          <table:table-cell table:style-name="TableCell060001">
            <text:p text:style-name="P50"><text:span text:style-name="T187">Descrição</text:span><text:span text:style-name="T188"/></text:p>
          </table:table-cell>
          <table:table-cell table:style-name="TableCell060002">
            <text:p text:style-name="P50"><text:span text:style-name="T189">Tipo</text:span><text:span text:style-name="T190"/></text:p>
          </table:table-cell>
          <table:table-cell table:style-name="TableCell060003">
            <text:p text:style-name="P50"><text:span text:style-name="T191">Domínio</text:span><text:span text:style-name="T192"/></text:p>
          </table:table-cell>
          <table:table-cell table:style-name="TableCell060004">
            <text:p text:style-name="P50"><text:span text:style-name="T193">Restrição</text:span><text:span text:style-name="T194"/></text:p>
          </table:table-cell>
        </table:table-row>
        <table:table-row table:style-name="TableRow0601">
          <table:table-cell table:style-name="TableCell060100">
            <text:p text:style-name="P53"><text:span text:style-name="T195">Funcionario</text:span><text:span text:style-name="T196"/></text:p>
          </table:table-cell>
          <table:table-cell table:style-name="TableCell060101">
            <text:p text:style-name="P53"><text:span text:style-name="T197">Representa o CPF do funcionario</text:span><text:span text:style-name="T198"/></text:p>
          </table:table-cell>
          <table:table-cell table:style-name="TableCell060102">
            <text:p text:style-name="P53"><text:span text:style-name="T199">String(100)</text:span><text:span text:style-name="T200"/></text:p>
          </table:table-cell>
          <table:table-cell table:style-name="TableCell060103">
            <text:p text:style-name="P53"><text:span text:style-name="T201">String(100)</text:span><text:span text:style-name="T202"/></text:p>
          </table:table-cell>
          <table:table-cell table:style-name="TableCell060104">
            <text:p text:style-name="P53"><text:span text:style-name="T203">Não nulo</text:span></text:p>
            <text:p text:style-name="P53"><text:span text:style-name="T203">Chave estrangeira referenciando CPFPessoa na tabela FUNCIONARIO</text:span><text:span text:style-name="T204"/></text:p>
          </table:table-cell>
        </table:table-row>
        <table:table-row table:style-name="TableRow0602">
          <table:table-cell table:style-name="TableCell060200">
            <text:p text:style-name="P56"><text:span text:style-name="T205">Bairro</text:span><text:span text:style-name="T206"/></text:p>
          </table:table-cell>
          <table:table-cell table:style-name="TableCell060201">
            <text:p text:style-name="P56"><text:span text:style-name="T207">Representa o bairro onde mora o funcionario</text:span><text:span text:style-name="T208"/></text:p>
          </table:table-cell>
          <table:table-cell table:style-name="TableCell060202">
            <text:p text:style-name="P56"><text:span text:style-name="T209">String(100)</text:span><text:span text:style-name="T210"/></text:p>
          </table:table-cell>
          <table:table-cell table:style-name="TableCell060203">
            <text:p text:style-name="P56"><text:span text:style-name="T211">String(100)</text:span><text:span text:style-name="T212"/></text:p>
          </table:table-cell>
          <table:table-cell table:style-name="TableCell060204">
            <text:p text:style-name="P56"><text:span text:style-name="T213">Não nulo</text:span><text:span text:style-name="T214"/></text:p>
          </table:table-cell>
        </table:table-row>
        <table:table-row table:style-name="TableRow0603">
          <table:table-cell table:style-name="TableCell060300">
            <text:p text:style-name="P59"><text:span text:style-name="T215">Rua</text:span><text:span text:style-name="T216"/></text:p>
          </table:table-cell>
          <table:table-cell table:style-name="TableCell060301">
            <text:p text:style-name="P59"><text:span text:style-name="T217">Representa a rua onde vive o funcionário</text:span><text:span text:style-name="T218"/></text:p>
          </table:table-cell>
          <table:table-cell table:style-name="TableCell060302">
            <text:p text:style-name="P59"><text:span text:style-name="T219">String(100)</text:span><text:span text:style-name="T220"/></text:p>
          </table:table-cell>
          <table:table-cell table:style-name="TableCell060303">
            <text:p text:style-name="P59"><text:span text:style-name="T221">String(100)</text:span><text:span text:style-name="T222"/></text:p>
          </table:table-cell>
          <table:table-cell table:style-name="TableCell060304">
            <text:p text:style-name="P59"><text:span text:style-name="T223">Não nulo</text:span><text:span text:style-name="T224"/></text:p>
          </table:table-cell>
        </table:table-row>
        <table:table-row table:style-name="TableRow0604">
          <table:table-cell table:style-name="TableCell060400">
            <text:p text:style-name="P62"><text:span text:style-name="T225">Cidade</text:span><text:span text:style-name="T226"/></text:p>
          </table:table-cell>
          <table:table-cell table:style-name="TableCell060401">
            <text:p text:style-name="P62"><text:span text:style-name="T227">Representa a cidade do funcionário</text:span><text:span text:style-name="T228"/></text:p>
          </table:table-cell>
          <table:table-cell table:style-name="TableCell060402">
            <text:p text:style-name="P62"><text:span text:style-name="T229">String(20)</text:span><text:span text:style-name="T230"/></text:p>
          </table:table-cell>
          <table:table-cell table:style-name="TableCell060403">
            <text:p text:style-name="P62"><text:span text:style-name="T231">String(20)</text:span><text:span text:style-name="T232"/></text:p>
          </table:table-cell>
          <table:table-cell table:style-name="TableCell060404">
            <text:p text:style-name="P62"><text:span text:style-name="T233">Não nulo</text:span><text:span text:style-name="T234"/></text:p>
          </table:table-cell>
        </table:table-row>
      </table:table>
      <text:p text:style-name="P64"><text:span text:style-name="T235">Tabela 3<text:s/></text:span><text:span text:style-name="T236">–</text:span><text:span text:style-name="T237"><text:s/>Rela</text:span><text:span text:style-name="T238">ção ENDERECOFUNCIONARIO</text:span></text:p>
      <text:p text:style-name="P64"><text:span text:style-name="T239"/></text:p>
      <text:p text:style-name="P64"><text:span text:style-name="T239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66"><text:span text:style-name="T240">CLIENTE: Entidade que armazena os dados de um cliente.</text:span><text:span text:style-name="T241"/></text:p>
          </table:table-cell>
        </table:table-row>
      </table:table>
      <text:p text:style-name="P68"><text:span text:style-name="T241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column table:style-name="TableColumn0804"/>
        <table:table-row table:style-name="TableRow0800">
          <table:table-cell table:style-name="TableCell080000">
            <text:p text:style-name="P70"><text:span text:style-name="T242">Atributo</text:span><text:span text:style-name="T243"/></text:p>
          </table:table-cell>
          <table:table-cell table:style-name="TableCell080001">
            <text:p text:style-name="P70"><text:span text:style-name="T244">Descrição</text:span><text:span text:style-name="T245"/></text:p>
          </table:table-cell>
          <table:table-cell table:style-name="TableCell080002">
            <text:p text:style-name="P70"><text:span text:style-name="T246">Tipo</text:span><text:span text:style-name="T247"/></text:p>
          </table:table-cell>
          <table:table-cell table:style-name="TableCell080003">
            <text:p text:style-name="P70"><text:span text:style-name="T248">Domínio</text:span><text:span text:style-name="T249"/></text:p>
          </table:table-cell>
          <table:table-cell table:style-name="TableCell080004">
            <text:p text:style-name="P70"><text:span text:style-name="T250">Restrição</text:span><text:span text:style-name="T251"/></text:p>
          </table:table-cell>
        </table:table-row>
        <table:table-row table:style-name="TableRow0801">
          <table:table-cell table:style-name="TableCell080100">
            <text:p text:style-name="P73"><text:span text:style-name="T252">CPFPessoa</text:span><text:span text:style-name="T253"/></text:p>
          </table:table-cell>
          <table:table-cell table:style-name="TableCell080101">
            <text:p text:style-name="P73"><text:span text:style-name="T254">Representa o CPF do cliente</text:span><text:span text:style-name="T255"/></text:p>
          </table:table-cell>
          <table:table-cell table:style-name="TableCell080102">
            <text:p text:style-name="P73"><text:span text:style-name="T256">String(100)</text:span><text:span text:style-name="T257"/></text:p>
          </table:table-cell>
          <table:table-cell table:style-name="TableCell080103">
            <text:p text:style-name="P73"><text:span text:style-name="T258">String(100)</text:span><text:span text:style-name="T259"/></text:p>
          </table:table-cell>
          <table:table-cell table:style-name="TableCell080104">
            <text:p text:style-name="P73"><text:span text:style-name="T260">Chave Primária</text:span></text:p>
            <text:p text:style-name="P73"><text:span text:style-name="T260">Chave estrangeira que referencia CPFPessoa na tabela CLIENTE</text:span><text:span text:style-name="T261"/></text:p>
          </table:table-cell>
        </table:table-row>
        <table:table-row table:style-name="TableRow0802">
          <table:table-cell table:style-name="TableCell080200">
            <text:p text:style-name="P75"><text:span text:style-name="T262">Email</text:span><text:span text:style-name="T263"/></text:p>
          </table:table-cell>
          <table:table-cell table:style-name="TableCell080201">
            <text:p text:style-name="P75"><text:span text:style-name="T264">Representa o email do cliente</text:span><text:span text:style-name="T265"/></text:p>
          </table:table-cell>
          <table:table-cell table:style-name="TableCell080202">
            <text:p text:style-name="P75"><text:span text:style-name="T266">String(100)</text:span><text:span text:style-name="T267"/></text:p>
          </table:table-cell>
          <table:table-cell table:style-name="TableCell080203">
            <text:p text:style-name="P75"><text:span text:style-name="T268">String(100)</text:span><text:span text:style-name="T269"/></text:p>
          </table:table-cell>
          <table:table-cell table:style-name="TableCell080204">
            <text:p text:style-name="P75"><text:span text:style-name="T270">Não nulo</text:span><text:span text:style-name="T271"/></text:p>
          </table:table-cell>
        </table:table-row>
      </table:table>
      <text:p text:style-name="P77"><text:span text:style-name="T272">Tabela 4<text:s/></text:span><text:span text:style-name="T273">–</text:span><text:span text:style-name="T274"><text:s/>Entidade</text:span><text:span text:style-name="T275"><text:s/>CLIENTE</text:span></text:p>
      <text:p text:style-name="P77"><text:span text:style-name="T276"/></text:p>
      <text:p text:style-name="P77"><text:span text:style-name="T276"/></text:p>
      <text:p text:style-name="P77"><text:span text:style-name="T276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79"><text:span text:style-name="T277">SALARIO: Relação que armazena dados sobre o pagamento do salário de um funcionário.</text:span><text:span text:style-name="T278"/></text:p>
          </table:table-cell>
        </table:table-row>
      </table:table>
      <text:p text:style-name="P81"><text:span text:style-name="T278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column table:style-name="TableColumn1004"/>
        <table:table-row table:style-name="TableRow1000">
          <table:table-cell table:style-name="TableCell100000">
            <text:p text:style-name="P83"><text:span text:style-name="T279">Atributo</text:span><text:span text:style-name="T280"/></text:p>
          </table:table-cell>
          <table:table-cell table:style-name="TableCell100001">
            <text:p text:style-name="P83"><text:span text:style-name="T281">Descrição</text:span><text:span text:style-name="T282"/></text:p>
          </table:table-cell>
          <table:table-cell table:style-name="TableCell100002">
            <text:p text:style-name="P83"><text:span text:style-name="T283">Tipo</text:span><text:span text:style-name="T284"/></text:p>
          </table:table-cell>
          <table:table-cell table:style-name="TableCell100003">
            <text:p text:style-name="P83"><text:span text:style-name="T285">Domínio</text:span><text:span text:style-name="T286"/></text:p>
          </table:table-cell>
          <table:table-cell table:style-name="TableCell100004">
            <text:p text:style-name="P83"><text:span text:style-name="T287">Restrição</text:span><text:span text:style-name="T288"/></text:p>
          </table:table-cell>
        </table:table-row>
        <table:table-row table:style-name="TableRow1001">
          <table:table-cell table:style-name="TableCell100100">
            <text:p text:style-name="P86"><text:span text:style-name="T289">Valor</text:span><text:span text:style-name="T290"/></text:p>
          </table:table-cell>
          <table:table-cell table:style-name="TableCell100101">
            <text:p text:style-name="P86"><text:span text:style-name="T291">Representa o valor do total salário</text:span><text:span text:style-name="T292"/></text:p>
          </table:table-cell>
          <table:table-cell table:style-name="TableCell100102">
            <text:p text:style-name="P86"><text:span text:style-name="T293">Real</text:span><text:span text:style-name="T294"/></text:p>
          </table:table-cell>
          <table:table-cell table:style-name="TableCell100103">
            <text:p text:style-name="P86"><text:span text:style-name="T295">Números reais positivos</text:span><text:span text:style-name="T296"/></text:p>
          </table:table-cell>
          <table:table-cell table:style-name="TableCell100104">
            <text:p text:style-name="P86"><text:span text:style-name="T297">Não nulo</text:span><text:span text:style-name="T298"/></text:p>
          </table:table-cell>
        </table:table-row>
        <table:table-row table:style-name="TableRow1002">
          <table:table-cell table:style-name="TableCell100200">
            <text:p text:style-name="P89"><text:span text:style-name="T299">Data</text:span><text:span text:style-name="T300"/></text:p>
          </table:table-cell>
          <table:table-cell table:style-name="TableCell100201">
            <text:p text:style-name="P89"><text:span text:style-name="T301">Representa a data do pagamento</text:span><text:span text:style-name="T302"/></text:p>
          </table:table-cell>
          <table:table-cell table:style-name="TableCell100202">
            <text:p text:style-name="P89"><text:span text:style-name="T303">Date</text:span><text:span text:style-name="T304"/></text:p>
          </table:table-cell>
          <table:table-cell table:style-name="TableCell100203">
            <text:p text:style-name="P89"><text:span text:style-name="T305">Date</text:span><text:span text:style-name="T306"/></text:p>
          </table:table-cell>
          <table:table-cell table:style-name="TableCell100204">
            <text:p text:style-name="P89"><text:span text:style-name="T307">Não nulo</text:span><text:span text:style-name="T308"/></text:p>
          </table:table-cell>
        </table:table-row>
        <table:table-row table:style-name="TableRow1003">
          <table:table-cell table:style-name="TableCell100300">
            <text:p text:style-name="P92"><text:span text:style-name="T309">Funcionário</text:span><text:span text:style-name="T310"/></text:p>
          </table:table-cell>
          <table:table-cell table:style-name="TableCell100301">
            <text:p text:style-name="P92"><text:span text:style-name="T311">Representa o CPF dofuncionário que irá receber o salário</text:span><text:span text:style-name="T312"/></text:p>
          </table:table-cell>
          <table:table-cell table:style-name="TableCell100302">
            <text:p text:style-name="P92"><text:span text:style-name="T313">String(20)</text:span><text:span text:style-name="T314"/></text:p>
          </table:table-cell>
          <table:table-cell table:style-name="TableCell100303">
            <text:p text:style-name="P92"><text:span text:style-name="T315">String(20)</text:span><text:span text:style-name="T316"/></text:p>
          </table:table-cell>
          <table:table-cell table:style-name="TableCell100304">
            <text:p text:style-name="P92"><text:span text:style-name="T317">Chave primária</text:span><text:span text:style-name="T318"/></text:p>
          </table:table-cell>
        </table:table-row>
        <table:table-row table:style-name="TableRow1004">
          <table:table-cell table:style-name="TableCell100400">
            <text:p text:style-name="P95"><text:span text:style-name="T319">Hora</text:span><text:span text:style-name="T320"/></text:p>
          </table:table-cell>
          <table:table-cell table:style-name="TableCell100401">
            <text:p text:style-name="P95"><text:span text:style-name="T321">Representa ahora do pagamento</text:span><text:span text:style-name="T322"/></text:p>
          </table:table-cell>
          <table:table-cell table:style-name="TableCell100402">
            <text:p text:style-name="P95"><text:span text:style-name="T323">TIMESTAMP</text:span><text:span text:style-name="T324"/></text:p>
          </table:table-cell>
          <table:table-cell table:style-name="TableCell100403">
            <text:p text:style-name="P95"><text:span text:style-name="T325">TIMESTAMP</text:span><text:span text:style-name="T326"/></text:p>
          </table:table-cell>
          <table:table-cell table:style-name="TableCell100404">
            <text:p text:style-name="P95"><text:span text:style-name="T327">Não nulo</text:span><text:span text:style-name="T328"/></text:p>
          </table:table-cell>
        </table:table-row>
        <table:table-row table:style-name="TableRow1005">
          <table:table-cell table:style-name="TableCell100500">
            <text:p text:style-name="P98"><text:span text:style-name="T329">CodDespesa</text:span><text:span text:style-name="T330"/></text:p>
          </table:table-cell>
          <table:table-cell table:style-name="TableCell100501">
            <text:p text:style-name="P98"><text:span text:style-name="T331">Representa o número docódigo da despesa</text:span><text:span text:style-name="T332">financeira</text:span><text:span text:style-name="T333"/></text:p>
          </table:table-cell>
          <table:table-cell table:style-name="TableCell100502">
            <text:p text:style-name="P98"><text:span text:style-name="T334">Int</text:span><text:span text:style-name="T335"/></text:p>
          </table:table-cell>
          <table:table-cell table:style-name="TableCell100503">
            <text:p text:style-name="P98"><text:span text:style-name="T336">Números inteiros positivos</text:span><text:span text:style-name="T337"/></text:p>
          </table:table-cell>
          <table:table-cell table:style-name="TableCell100504">
            <text:p text:style-name="P98"><text:span text:style-name="T338">-Chave Estrangeira referenciando CodDespesa em DESPESA</text:span></text:p>
            <text:p text:style-name="P98"><text:span text:style-name="T339">-Não nulo</text:span><text:span text:style-name="T340"/></text:p>
          </table:table-cell>
        </table:table-row>
      </table:table>
      <text:p text:style-name="P100"><text:span text:style-name="T341">Tabela 5<text:s/></text:span><text:span text:style-name="T342">–</text:span><text:span text:style-name="T343"><text:s/>Entidade</text:span><text:span text:style-name="T344"><text:s/>SALARIO</text:span></text:p>
      <text:p text:style-name="P100"><text:span text:style-name="T345"/></text:p>
      <table:table table:style-name="Table11">
        <table:table-column table:style-name="TableColumn1100"/>
        <table:table-row table:style-name="TableRow1100">
          <table:table-cell table:style-name="TableCell110000">
            <text:p text:style-name="P102"><text:span text:style-name="T346">Fornecedor: Entidade que armazena os dados de fornecedores do estabelecimento.</text:span><text:span text:style-name="T347"/></text:p>
          </table:table-cell>
        </table:table-row>
      </table:table>
      <text:p text:style-name="P104"><text:span text:style-name="T347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column table:style-name="TableColumn1204"/>
        <table:table-row table:style-name="TableRow1200">
          <table:table-cell table:style-name="TableCell120000">
            <text:p text:style-name="P106"><text:span text:style-name="T348">Atributo</text:span><text:span text:style-name="T349"/></text:p>
          </table:table-cell>
          <table:table-cell table:style-name="TableCell120001">
            <text:p text:style-name="P106"><text:span text:style-name="T350">Descrição</text:span><text:span text:style-name="T351"/></text:p>
          </table:table-cell>
          <table:table-cell table:style-name="TableCell120002">
            <text:p text:style-name="P106"><text:span text:style-name="T352">Tipo</text:span><text:span text:style-name="T353"/></text:p>
          </table:table-cell>
          <table:table-cell table:style-name="TableCell120003">
            <text:p text:style-name="P106"><text:span text:style-name="T354">Domínio</text:span><text:span text:style-name="T355"/></text:p>
          </table:table-cell>
          <table:table-cell table:style-name="TableCell120004">
            <text:p text:style-name="P106"><text:span text:style-name="T356">Restrição</text:span><text:span text:style-name="T357"/></text:p>
          </table:table-cell>
        </table:table-row>
        <table:table-row table:style-name="TableRow1201">
          <table:table-cell table:style-name="TableCell120100">
            <text:p text:style-name="P109"><text:span text:style-name="T358">CNPJ</text:span><text:span text:style-name="T359"/></text:p>
          </table:table-cell>
          <table:table-cell table:style-name="TableCell120101">
            <text:p text:style-name="P109"><text:span text:style-name="T360">Representa o CNPJ do fornecedor</text:span><text:span text:style-name="T361"/></text:p>
          </table:table-cell>
          <table:table-cell table:style-name="TableCell120102">
            <text:p text:style-name="P109"><text:span text:style-name="T362">String(20)</text:span><text:span text:style-name="T363"/></text:p>
          </table:table-cell>
          <table:table-cell table:style-name="TableCell120103">
            <text:p text:style-name="P109"><text:span text:style-name="T364">String(20)</text:span><text:span text:style-name="T365"/></text:p>
          </table:table-cell>
          <table:table-cell table:style-name="TableCell120104">
            <text:p text:style-name="P109"><text:span text:style-name="T366">Chave Primária</text:span><text:span text:style-name="T367"/></text:p>
          </table:table-cell>
        </table:table-row>
        <table:table-row table:style-name="TableRow1202">
          <table:table-cell table:style-name="TableCell120200">
            <text:p text:style-name="P112"><text:span text:style-name="T368">Nome</text:span><text:span text:style-name="T369"/></text:p>
          </table:table-cell>
          <table:table-cell table:style-name="TableCell120201">
            <text:p text:style-name="P112"><text:span text:style-name="T370">Representa o nome do fornecedor</text:span><text:span text:style-name="T371"/></text:p>
          </table:table-cell>
          <table:table-cell table:style-name="TableCell120202">
            <text:p text:style-name="P112"><text:span text:style-name="T372">String(100)</text:span><text:span text:style-name="T373"/></text:p>
          </table:table-cell>
          <table:table-cell table:style-name="TableCell120203">
            <text:p text:style-name="P112"><text:span text:style-name="T374">String(100)</text:span><text:span text:style-name="T375"/></text:p>
          </table:table-cell>
          <table:table-cell table:style-name="TableCell120204">
            <text:p text:style-name="P112"><text:span text:style-name="T376">Não nulo</text:span><text:span text:style-name="T377"/></text:p>
          </table:table-cell>
        </table:table-row>
        <table:table-row table:style-name="TableRow1203">
          <table:table-cell table:style-name="TableCell120300">
            <text:p text:style-name="P115"><text:span text:style-name="T378">Telefone</text:span><text:span text:style-name="T379"/></text:p>
          </table:table-cell>
          <table:table-cell table:style-name="TableCell120301">
            <text:p text:style-name="P115"><text:span text:style-name="T380">Representa o número de telefone do fornecedor</text:span><text:span text:style-name="T381"/></text:p>
          </table:table-cell>
          <table:table-cell table:style-name="TableCell120302">
            <text:p text:style-name="P115"><text:span text:style-name="T382">String(20)</text:span><text:span text:style-name="T383"/></text:p>
          </table:table-cell>
          <table:table-cell table:style-name="TableCell120303">
            <text:p text:style-name="P115"><text:span text:style-name="T384">String(20)</text:span><text:span text:style-name="T385"/></text:p>
          </table:table-cell>
          <table:table-cell table:style-name="TableCell120304">
            <text:p text:style-name="P115"><text:span text:style-name="T386">Não nulo</text:span><text:span text:style-name="T387"/></text:p>
          </table:table-cell>
        </table:table-row>
      </table:table>
      <text:p text:style-name="P117"><text:span text:style-name="T388">Tabela 6<text:s/></text:span><text:span text:style-name="T389">–</text:span><text:span text:style-name="T390"><text:s/>Entidade</text:span><text:span text:style-name="T391"><text:s/>FORNECEDOR</text:span></text:p>
      <text:p text:style-name="P117"><text:span text:style-name="T392"/></text:p>
      <text:p text:style-name="P117"><text:span text:style-name="T392"/></text:p>
      <table:table table:style-name="Table13">
        <table:table-column table:style-name="TableColumn1300"/>
        <table:table-row table:style-name="TableRow1300">
          <table:table-cell table:style-name="TableCell130000">
            <text:p text:style-name="P119"><text:span text:style-name="T393">EnderecoForn: Relação que armazena dados que compõem o endereço de um fornecedor.</text:span><text:span text:style-name="T394"/></text:p>
          </table:table-cell>
        </table:table-row>
      </table:table>
      <text:p text:style-name="P121"><text:span text:style-name="T394"/></text:p>
      <table:table table:style-name="Table14">
        <table:table-column table:style-name="TableColumn1400"/>
        <table:table-column table:style-name="TableColumn1401"/>
        <table:table-column table:style-name="TableColumn1402"/>
        <table:table-column table:style-name="TableColumn1403"/>
        <table:table-column table:style-name="TableColumn1404"/>
        <table:table-row table:style-name="TableRow1400">
          <table:table-cell table:style-name="TableCell140000">
            <text:p text:style-name="P123"><text:span text:style-name="T395">Atributo</text:span><text:span text:style-name="T396"/></text:p>
          </table:table-cell>
          <table:table-cell table:style-name="TableCell140001">
            <text:p text:style-name="P123"><text:span text:style-name="T397">Descrição</text:span><text:span text:style-name="T398"/></text:p>
          </table:table-cell>
          <table:table-cell table:style-name="TableCell140002">
            <text:p text:style-name="P123"><text:span text:style-name="T399">Tipo</text:span><text:span text:style-name="T400"/></text:p>
          </table:table-cell>
          <table:table-cell table:style-name="TableCell140003">
            <text:p text:style-name="P123"><text:span text:style-name="T401">Domínio</text:span><text:span text:style-name="T402"/></text:p>
          </table:table-cell>
          <table:table-cell table:style-name="TableCell140004">
            <text:p text:style-name="P123"><text:span text:style-name="T403">Restrição</text:span><text:span text:style-name="T404"/></text:p>
          </table:table-cell>
        </table:table-row>
        <table:table-row table:style-name="TableRow1401">
          <table:table-cell table:style-name="TableCell140100">
            <text:p text:style-name="P126"><text:span text:style-name="T405">CNPJ</text:span><text:span text:style-name="T406"/></text:p>
          </table:table-cell>
          <table:table-cell table:style-name="TableCell140101">
            <text:p text:style-name="P126"><text:span text:style-name="T407">Representa o CNPJ do fornecedor</text:span><text:span text:style-name="T408"/></text:p>
          </table:table-cell>
          <table:table-cell table:style-name="TableCell140102">
            <text:p text:style-name="P126"><text:span text:style-name="T409">String(100)</text:span><text:span text:style-name="T410"/></text:p>
          </table:table-cell>
          <table:table-cell table:style-name="TableCell140103">
            <text:p text:style-name="P126"><text:span text:style-name="T411">String(100)</text:span><text:span text:style-name="T412"/></text:p>
          </table:table-cell>
          <table:table-cell table:style-name="TableCell140104">
            <text:p text:style-name="P126"><text:span text:style-name="T413">Chave Estrangeira referenciando CNPJ em FORNECEDOR</text:span><text:span text:style-name="T414"/></text:p>
          </table:table-cell>
        </table:table-row>
        <table:table-row table:style-name="TableRow1402">
          <table:table-cell table:style-name="TableCell140200">
            <text:p text:style-name="P129"><text:span text:style-name="T415">Cidade</text:span><text:span text:style-name="T416"/></text:p>
          </table:table-cell>
          <table:table-cell table:style-name="TableCell140201">
            <text:p text:style-name="P129"><text:span text:style-name="T417">Representa a cidade onde se encontra o fornecedor<text:s/></text:span><text:span text:style-name="T418"/></text:p>
          </table:table-cell>
          <table:table-cell table:style-name="TableCell140202">
            <text:p text:style-name="P129"><text:span text:style-name="T419">String(50)</text:span><text:span text:style-name="T420"/></text:p>
          </table:table-cell>
          <table:table-cell table:style-name="TableCell140203">
            <text:p text:style-name="P129"><text:span text:style-name="T421">String(50)</text:span><text:span text:style-name="T422"/></text:p>
          </table:table-cell>
          <table:table-cell table:style-name="TableCell140204">
            <text:p text:style-name="P129"><text:span text:style-name="T423">Não nulo</text:span><text:span text:style-name="T424"/></text:p>
          </table:table-cell>
        </table:table-row>
        <table:table-row table:style-name="TableRow1403">
          <table:table-cell table:style-name="TableCell140300">
            <text:p text:style-name="P132"><text:span text:style-name="T425">Rua</text:span><text:span text:style-name="T426"/></text:p>
          </table:table-cell>
          <table:table-cell table:style-name="TableCell140301">
            <text:p text:style-name="P132"><text:span text:style-name="T427">Representa a rua onde se encontra o fornecedor</text:span><text:span text:style-name="T428"/></text:p>
          </table:table-cell>
          <table:table-cell table:style-name="TableCell140302">
            <text:p text:style-name="P132"><text:span text:style-name="T429">String(100)</text:span><text:span text:style-name="T430"/></text:p>
          </table:table-cell>
          <table:table-cell table:style-name="TableCell140303">
            <text:p text:style-name="P132"><text:span text:style-name="T431">String(100)</text:span><text:span text:style-name="T432"/></text:p>
          </table:table-cell>
          <table:table-cell table:style-name="TableCell140304">
            <text:p text:style-name="P132"><text:span text:style-name="T433">Não nulo</text:span><text:span text:style-name="T434"/></text:p>
          </table:table-cell>
        </table:table-row>
        <table:table-row table:style-name="TableRow1404">
          <table:table-cell table:style-name="TableCell140400">
            <text:p text:style-name="P135"><text:span text:style-name="T435">Bairro</text:span><text:span text:style-name="T436"/></text:p>
          </table:table-cell>
          <table:table-cell table:style-name="TableCell140401">
            <text:p text:style-name="P135"><text:span text:style-name="T437">Representa o bairro onde se encontra o fornecedor</text:span><text:span text:style-name="T438"/></text:p>
          </table:table-cell>
          <table:table-cell table:style-name="TableCell140402">
            <text:p text:style-name="P135"><text:span text:style-name="T439">String(100)</text:span><text:span text:style-name="T440"/></text:p>
          </table:table-cell>
          <table:table-cell table:style-name="TableCell140403">
            <text:p text:style-name="P135"><text:span text:style-name="T441">String(100)</text:span><text:span text:style-name="T442"/></text:p>
          </table:table-cell>
          <table:table-cell table:style-name="TableCell140404">
            <text:p text:style-name="P135"><text:span text:style-name="T443">Não nulo</text:span><text:span text:style-name="T444"/></text:p>
          </table:table-cell>
        </table:table-row>
      </table:table>
      <text:p text:style-name="P137"><text:span text:style-name="T445">Tabela 7<text:s/></text:span><text:span text:style-name="T446">–</text:span><text:span text:style-name="T447"><text:s/>Relação ENDERECOFORN</text:span></text:p>
      <text:p text:style-name="P137"><text:span text:style-name="T448"/></text:p>
      <table:table table:style-name="Table15">
        <table:table-column table:style-name="TableColumn1500"/>
        <table:table-row table:style-name="TableRow1500">
          <table:table-cell table:style-name="TableCell150000">
            <text:p text:style-name="P139"><text:span text:style-name="T449">Despesa: Entidade que armazena as despesas da loja.</text:span><text:span text:style-name="T450"/></text:p>
          </table:table-cell>
        </table:table-row>
      </table:table>
      <text:p text:style-name="P141"><text:span text:style-name="T450"/></text:p>
      <table:table table:style-name="Table16">
        <table:table-column table:style-name="TableColumn1600"/>
        <table:table-column table:style-name="TableColumn1601"/>
        <table:table-column table:style-name="TableColumn1602"/>
        <table:table-column table:style-name="TableColumn1603"/>
        <table:table-column table:style-name="TableColumn1604"/>
        <table:table-row table:style-name="TableRow1600">
          <table:table-cell table:style-name="TableCell160000">
            <text:p text:style-name="P143"><text:span text:style-name="T451">Atributo</text:span><text:span text:style-name="T452"/></text:p>
          </table:table-cell>
          <table:table-cell table:style-name="TableCell160001">
            <text:p text:style-name="P143"><text:span text:style-name="T453">Descrição</text:span><text:span text:style-name="T454"/></text:p>
          </table:table-cell>
          <table:table-cell table:style-name="TableCell160002">
            <text:p text:style-name="P143"><text:span text:style-name="T455">Tipo</text:span><text:span text:style-name="T456"/></text:p>
          </table:table-cell>
          <table:table-cell table:style-name="TableCell160003">
            <text:p text:style-name="P143"><text:span text:style-name="T457">Domínio</text:span><text:span text:style-name="T458"/></text:p>
          </table:table-cell>
          <table:table-cell table:style-name="TableCell160004">
            <text:p text:style-name="P143"><text:span text:style-name="T459">Restrição</text:span><text:span text:style-name="T460"/></text:p>
          </table:table-cell>
        </table:table-row>
        <table:table-row table:style-name="TableRow1601">
          <table:table-cell table:style-name="TableCell160100">
            <text:p text:style-name="P146"><text:span text:style-name="T461">CodDespesa</text:span><text:span text:style-name="T462"/></text:p>
          </table:table-cell>
          <table:table-cell table:style-name="TableCell160101">
            <text:p text:style-name="P146"><text:span text:style-name="T463">Representa o código da despesa</text:span><text:span text:style-name="T464"/></text:p>
          </table:table-cell>
          <table:table-cell table:style-name="TableCell160102">
            <text:p text:style-name="P146"><text:span text:style-name="T465">SERIAL</text:span><text:span text:style-name="T466"/></text:p>
          </table:table-cell>
          <table:table-cell table:style-name="TableCell160103">
            <text:p text:style-name="P146"><text:span text:style-name="T467">Números inteiros positivos</text:span><text:span text:style-name="T468"/></text:p>
          </table:table-cell>
          <table:table-cell table:style-name="TableCell160104">
            <text:p text:style-name="P146"><text:span text:style-name="T469">Chave Primária</text:span></text:p>
            <text:p text:style-name="P146"><text:span text:style-name="T470">Chave substituta</text:span><text:span text:style-name="T471"/></text:p>
          </table:table-cell>
        </table:table-row>
        <table:table-row table:style-name="TableRow1602">
          <table:table-cell table:style-name="TableCell160200">
            <text:p text:style-name="P149"><text:span text:style-name="T472">Valor</text:span><text:span text:style-name="T473"/></text:p>
          </table:table-cell>
          <table:table-cell table:style-name="TableCell160201">
            <text:p text:style-name="P149"><text:span text:style-name="T474">Representa o valor total<text:s text:c="2"/>da despesa</text:span><text:span text:style-name="T475"/></text:p>
          </table:table-cell>
          <table:table-cell table:style-name="TableCell160202">
            <text:p text:style-name="P149"><text:span text:style-name="T476">Real</text:span><text:span text:style-name="T477"/></text:p>
          </table:table-cell>
          <table:table-cell table:style-name="TableCell160203">
            <text:p text:style-name="P149"><text:span text:style-name="T478">Números reais positivos</text:span><text:span text:style-name="T479"/></text:p>
          </table:table-cell>
          <table:table-cell table:style-name="TableCell160204">
            <text:p text:style-name="P149"><text:span text:style-name="T480">Não nulo</text:span><text:span text:style-name="T481"/></text:p>
          </table:table-cell>
        </table:table-row>
        <table:table-row table:style-name="TableRow1603">
          <table:table-cell table:style-name="TableCell160300">
            <text:p text:style-name="P152"><text:span text:style-name="T482">Data</text:span><text:span text:style-name="T483"/></text:p>
          </table:table-cell>
          <table:table-cell table:style-name="TableCell160301">
            <text:p text:style-name="P152"><text:span text:style-name="T484">Representa a data de lançamentoda despesa no sistema</text:span><text:span text:style-name="T485"/></text:p>
          </table:table-cell>
          <table:table-cell table:style-name="TableCell160302">
            <text:p text:style-name="P152"><text:span text:style-name="T486">Date</text:span><text:span text:style-name="T487"/></text:p>
          </table:table-cell>
          <table:table-cell table:style-name="TableCell160303">
            <text:p text:style-name="P152"><text:span text:style-name="T488">Date</text:span><text:span text:style-name="T489"/></text:p>
          </table:table-cell>
          <table:table-cell table:style-name="TableCell160304">
            <text:p text:style-name="P152"><text:span text:style-name="T490">Não nulo</text:span><text:span text:style-name="T491"/></text:p>
          </table:table-cell>
        </table:table-row>
      </table:table>
      <text:p text:style-name="P154"><text:span text:style-name="T492">Tabela 8<text:s/></text:span><text:span text:style-name="T493">–</text:span><text:span text:style-name="T494"><text:s/>Entidade DESPESA</text:span></text:p>
      <text:p text:style-name="P154"><text:span text:style-name="T495"/></text:p>
      <table:table table:style-name="Table17">
        <table:table-column table:style-name="TableColumn1700"/>
        <table:table-row table:style-name="TableRow1700">
          <table:table-cell table:style-name="TableCell170000">
            <text:p text:style-name="P156"><text:span text:style-name="T496">Compra: Entidade que armazena dados de uma compra.</text:span><text:span text:style-name="T497"/></text:p>
          </table:table-cell>
        </table:table-row>
      </table:table>
      <text:p text:style-name="P158"><text:span text:style-name="T497"/></text:p>
      <table:table table:style-name="Table18">
        <table:table-column table:style-name="TableColumn1800"/>
        <table:table-column table:style-name="TableColumn1801"/>
        <table:table-column table:style-name="TableColumn1802"/>
        <table:table-column table:style-name="TableColumn1803"/>
        <table:table-column table:style-name="TableColumn1804"/>
        <table:table-row table:style-name="TableRow1800">
          <table:table-cell table:style-name="TableCell180000">
            <text:p text:style-name="P160"><text:span text:style-name="T498">Atributo</text:span><text:span text:style-name="T499"/></text:p>
          </table:table-cell>
          <table:table-cell table:style-name="TableCell180001">
            <text:p text:style-name="P160"><text:span text:style-name="T500">Descrição</text:span><text:span text:style-name="T501"/></text:p>
          </table:table-cell>
          <table:table-cell table:style-name="TableCell180002">
            <text:p text:style-name="P160"><text:span text:style-name="T502">Tipo</text:span><text:span text:style-name="T503"/></text:p>
          </table:table-cell>
          <table:table-cell table:style-name="TableCell180003">
            <text:p text:style-name="P160"><text:span text:style-name="T504">Domínio</text:span><text:span text:style-name="T505"/></text:p>
          </table:table-cell>
          <table:table-cell table:style-name="TableCell180004">
            <text:p text:style-name="P160"><text:span text:style-name="T506">Restrição</text:span><text:span text:style-name="T507"/></text:p>
          </table:table-cell>
        </table:table-row>
        <table:table-row table:style-name="TableRow1801">
          <table:table-cell table:style-name="TableCell180100">
            <text:p text:style-name="P163"><text:span text:style-name="T508">CodCompra</text:span><text:span text:style-name="T509"/></text:p>
          </table:table-cell>
          <table:table-cell table:style-name="TableCell180101">
            <text:p text:style-name="P163"><text:span text:style-name="T510">Representa o código da compra</text:span><text:span text:style-name="T511"/></text:p>
          </table:table-cell>
          <table:table-cell table:style-name="TableCell180102">
            <text:p text:style-name="P163"><text:span text:style-name="T512">SERIAL</text:span><text:span text:style-name="T513"/></text:p>
          </table:table-cell>
          <table:table-cell table:style-name="TableCell180103">
            <text:p text:style-name="P163"><text:span text:style-name="T514">Números inteiros positivos</text:span><text:span text:style-name="T515"/></text:p>
          </table:table-cell>
          <table:table-cell table:style-name="TableCell180104">
            <text:p text:style-name="P163"><text:span text:style-name="T516">Chave Primária</text:span></text:p>
            <text:p text:style-name="P163"><text:span text:style-name="T516">Chave substituta</text:span><text:span text:style-name="T517"/></text:p>
          </table:table-cell>
        </table:table-row>
        <table:table-row table:style-name="TableRow1802">
          <table:table-cell table:style-name="TableCell180200">
            <text:p text:style-name="P166"><text:span text:style-name="T518">Valor</text:span><text:span text:style-name="T519"/></text:p>
          </table:table-cell>
          <table:table-cell table:style-name="TableCell180201">
            <text:p text:style-name="P166"><text:span text:style-name="T520">Representa o valor total da compra</text:span><text:span text:style-name="T521"/></text:p>
          </table:table-cell>
          <table:table-cell table:style-name="TableCell180202">
            <text:p text:style-name="P166"><text:span text:style-name="T522">Real</text:span><text:span text:style-name="T523"/></text:p>
          </table:table-cell>
          <table:table-cell table:style-name="TableCell180203">
            <text:p text:style-name="P166"><text:span text:style-name="T524">Números reais positivos</text:span><text:span text:style-name="T525"/></text:p>
          </table:table-cell>
          <table:table-cell table:style-name="TableCell180204">
            <text:p text:style-name="P166"><text:span text:style-name="T526">Não nulo</text:span><text:span text:style-name="T527"/></text:p>
          </table:table-cell>
        </table:table-row>
        <table:table-row table:style-name="TableRow1803">
          <table:table-cell table:style-name="TableCell180300">
            <text:p text:style-name="P169"><text:span text:style-name="T528">Quantidade</text:span><text:span text:style-name="T529"/></text:p>
          </table:table-cell>
          <table:table-cell table:style-name="TableCell180301">
            <text:p text:style-name="P169"><text:span text:style-name="T530">Representa a quantidade</text:span><text:span text:style-name="T531">de itens comprados</text:span><text:span text:style-name="T532"/></text:p>
          </table:table-cell>
          <table:table-cell table:style-name="TableCell180302">
            <text:p text:style-name="P169"><text:span text:style-name="T533">Int</text:span><text:span text:style-name="T534"/></text:p>
          </table:table-cell>
          <table:table-cell table:style-name="TableCell180303">
            <text:p text:style-name="P169"><text:span text:style-name="T535">Números inteiros positivos</text:span><text:span text:style-name="T536"/></text:p>
          </table:table-cell>
          <table:table-cell table:style-name="TableCell180304">
            <text:p text:style-name="P169"><text:span text:style-name="T537">Não nulo</text:span><text:span text:style-name="T538"/></text:p>
          </table:table-cell>
        </table:table-row>
        <table:table-row table:style-name="TableRow1804">
          <table:table-cell table:style-name="TableCell180400">
            <text:p text:style-name="P172"><text:span text:style-name="T539">Data</text:span><text:span text:style-name="T540"/></text:p>
          </table:table-cell>
          <table:table-cell table:style-name="TableCell180401">
            <text:p text:style-name="P172"><text:span text:style-name="T541">Representa a data da compra</text:span><text:span text:style-name="T542"/></text:p>
          </table:table-cell>
          <table:table-cell table:style-name="TableCell180402">
            <text:p text:style-name="P172"><text:span text:style-name="T543">Date</text:span><text:span text:style-name="T544"/></text:p>
          </table:table-cell>
          <table:table-cell table:style-name="TableCell180403">
            <text:p text:style-name="P172"><text:span text:style-name="T545">Date</text:span><text:span text:style-name="T546"/></text:p>
          </table:table-cell>
          <table:table-cell table:style-name="TableCell180404">
            <text:p text:style-name="P172"><text:span text:style-name="T547">Não nulo</text:span><text:span text:style-name="T548"/></text:p>
          </table:table-cell>
        </table:table-row>
        <table:table-row table:style-name="TableRow1805">
          <table:table-cell table:style-name="TableCell180500">
            <text:p text:style-name="P175"><text:span text:style-name="T549">Fornecedor</text:span><text:span text:style-name="T550"/></text:p>
          </table:table-cell>
          <table:table-cell table:style-name="TableCell180501">
            <text:p text:style-name="P175"><text:span text:style-name="T551">Representa o CNPJfornecedor que a vendeu</text:span><text:span text:style-name="T552"/></text:p>
          </table:table-cell>
          <table:table-cell table:style-name="TableCell180502">
            <text:p text:style-name="P175"><text:span text:style-name="T553">String(20)</text:span><text:span text:style-name="T554"/></text:p>
          </table:table-cell>
          <table:table-cell table:style-name="TableCell180503">
            <text:p text:style-name="P175"><text:span text:style-name="T555">String(20)</text:span><text:span text:style-name="T556"/></text:p>
          </table:table-cell>
          <table:table-cell table:style-name="TableCell180504">
            <text:p text:style-name="P175"><text:span text:style-name="T557">Chave Estrangeira representando NOME em FORNECEDOR</text:span></text:p>
            <text:p text:style-name="P175"><text:span text:style-name="T558">-Não nulo</text:span><text:span text:style-name="T559"/></text:p>
          </table:table-cell>
        </table:table-row>
        <table:table-row table:style-name="TableRow1806">
          <table:table-cell table:style-name="TableCell180600">
            <text:p text:style-name="P178"><text:span text:style-name="T560">Hora</text:span><text:span text:style-name="T561"/></text:p>
          </table:table-cell>
          <table:table-cell table:style-name="TableCell180601">
            <text:p text:style-name="P178"><text:span text:style-name="T562">Representa a hora da compra</text:span><text:span text:style-name="T563"/></text:p>
          </table:table-cell>
          <table:table-cell table:style-name="TableCell180602">
            <text:p text:style-name="P178"><text:span text:style-name="T564">TIMESTAMP</text:span><text:span text:style-name="T565"/></text:p>
          </table:table-cell>
          <table:table-cell table:style-name="TableCell180603">
            <text:p text:style-name="P178"><text:span text:style-name="T566">TIMESTAMP</text:span><text:span text:style-name="T567"/></text:p>
          </table:table-cell>
          <table:table-cell table:style-name="TableCell180604">
            <text:p text:style-name="P178"><text:span text:style-name="T568">Não nulo</text:span><text:span text:style-name="T569"/></text:p>
          </table:table-cell>
        </table:table-row>
        <table:table-row table:style-name="TableRow1807">
          <table:table-cell table:style-name="TableCell180700">
            <text:p text:style-name="P181"><text:span text:style-name="T570">CodDespesa</text:span><text:span text:style-name="T571"/></text:p>
          </table:table-cell>
          <table:table-cell table:style-name="TableCell180701">
            <text:p text:style-name="P181"><text:span text:style-name="T572">Representa o código da despesa</text:span><text:span text:style-name="T573"/></text:p>
          </table:table-cell>
          <table:table-cell table:style-name="TableCell180702">
            <text:p text:style-name="P181"><text:span text:style-name="T574">Int</text:span><text:span text:style-name="T575"/></text:p>
          </table:table-cell>
          <table:table-cell table:style-name="TableCell180703">
            <text:p text:style-name="P181"><text:span text:style-name="T576">Números inteiros positivos</text:span><text:span text:style-name="T577"/></text:p>
          </table:table-cell>
          <table:table-cell table:style-name="TableCell180704">
            <text:p text:style-name="P181"><text:span text:style-name="T578">Chave Estrangeira representando CodDespesa em DESPESA</text:span></text:p>
            <text:p text:style-name="P181"><text:span text:style-name="T579">-Não nulo</text:span><text:span text:style-name="T580"/></text:p>
          </table:table-cell>
        </table:table-row>
      </table:table>
      <text:p text:style-name="P183"><text:span text:style-name="T581">Tabela 9<text:s/></text:span><text:span text:style-name="T582">–</text:span><text:span text:style-name="T583"><text:s/>Entidade COMPRA</text:span></text:p>
      <text:p text:style-name="P183"><text:span text:style-name="T584"/></text:p>
      <table:table table:style-name="Table19">
        <table:table-column table:style-name="TableColumn1900"/>
        <table:table-row table:style-name="TableRow1900">
          <table:table-cell table:style-name="TableCell190000">
            <text:p text:style-name="P185"><text:span text:style-name="T585">CompraProduto: Relação que armazena o produto comprado ao fornecedor.</text:span><text:span text:style-name="T586"/></text:p>
          </table:table-cell>
        </table:table-row>
      </table:table>
      <text:p text:style-name="P187"><text:span text:style-name="T586"/></text:p>
      <table:table table:style-name="Table20">
        <table:table-column table:style-name="TableColumn2000"/>
        <table:table-column table:style-name="TableColumn2001"/>
        <table:table-column table:style-name="TableColumn2002"/>
        <table:table-column table:style-name="TableColumn2003"/>
        <table:table-column table:style-name="TableColumn2004"/>
        <table:table-row table:style-name="TableRow2000">
          <table:table-cell table:style-name="TableCell200000">
            <text:p text:style-name="P189"><text:span text:style-name="T587">Atributo</text:span><text:span text:style-name="T588"/></text:p>
          </table:table-cell>
          <table:table-cell table:style-name="TableCell200001">
            <text:p text:style-name="P189"><text:span text:style-name="T589">Descrição</text:span><text:span text:style-name="T590"/></text:p>
          </table:table-cell>
          <table:table-cell table:style-name="TableCell200002">
            <text:p text:style-name="P189"><text:span text:style-name="T591">Tipo</text:span><text:span text:style-name="T592"/></text:p>
          </table:table-cell>
          <table:table-cell table:style-name="TableCell200003">
            <text:p text:style-name="P189"><text:span text:style-name="T593">Domínio</text:span><text:span text:style-name="T594"/></text:p>
          </table:table-cell>
          <table:table-cell table:style-name="TableCell200004">
            <text:p text:style-name="P189"><text:span text:style-name="T595">Restrição</text:span><text:span text:style-name="T596"/></text:p>
          </table:table-cell>
        </table:table-row>
        <table:table-row table:style-name="TableRow2001">
          <table:table-cell table:style-name="TableCell200100">
            <text:p text:style-name="P192"><text:span text:style-name="T597">CodProduto</text:span><text:span text:style-name="T598"/></text:p>
          </table:table-cell>
          <table:table-cell table:style-name="TableCell200101">
            <text:p text:style-name="P192"><text:span text:style-name="T599">Representa o código do produto</text:span><text:span text:style-name="T600"/></text:p>
          </table:table-cell>
          <table:table-cell table:style-name="TableCell200102">
            <text:p text:style-name="P192"><text:span text:style-name="T601">Int</text:span><text:span text:style-name="T602"/></text:p>
          </table:table-cell>
          <table:table-cell table:style-name="TableCell200103">
            <text:p text:style-name="P192"><text:span text:style-name="T603">Números inteiros positivos</text:span><text:span text:style-name="T604"/></text:p>
          </table:table-cell>
          <table:table-cell table:style-name="TableCell200104">
            <text:p text:style-name="P192"><text:span text:style-name="T605">Chave Estrangeira referenciando CODIGO em PRODUTO</text:span></text:p>
            <text:p text:style-name="P192"><text:span text:style-name="T606">-Não nulo</text:span><text:span text:style-name="T607"/></text:p>
          </table:table-cell>
        </table:table-row>
        <table:table-row table:style-name="TableRow2002">
          <table:table-cell table:style-name="TableCell200200">
            <text:p text:style-name="P195"><text:span text:style-name="T608">CodCompra</text:span><text:span text:style-name="T609"/></text:p>
          </table:table-cell>
          <table:table-cell table:style-name="TableCell200201">
            <text:p text:style-name="P195"><text:span text:style-name="T610">Representa o código da compra</text:span><text:span text:style-name="T611"/></text:p>
          </table:table-cell>
          <table:table-cell table:style-name="TableCell200202">
            <text:p text:style-name="P195"><text:span text:style-name="T612">Int</text:span><text:span text:style-name="T613"/></text:p>
          </table:table-cell>
          <table:table-cell table:style-name="TableCell200203">
            <text:p text:style-name="P195"><text:span text:style-name="T614">Números inteiros positivos</text:span><text:span text:style-name="T615"/></text:p>
          </table:table-cell>
          <table:table-cell table:style-name="TableCell200204">
            <text:p text:style-name="P195"><text:span text:style-name="T616">Chave Estrangeira referenciando CodCompra em COMPRA</text:span></text:p>
            <text:p text:style-name="P195"><text:span text:style-name="T617">-Não nulo</text:span><text:span text:style-name="T618"/></text:p>
          </table:table-cell>
        </table:table-row>
      </table:table>
      <text:p text:style-name="P197"><text:span text:style-name="T619">Tabela 10<text:s/></text:span><text:span text:style-name="T620">–</text:span><text:span text:style-name="T621"><text:s/>Relação COMPRAPRODUTO</text:span></text:p>
      <text:p text:style-name="P197"><text:span text:style-name="T622"/></text:p>
      <table:table table:style-name="Table21">
        <table:table-column table:style-name="TableColumn2100"/>
        <table:table-row table:style-name="TableRow2100">
          <table:table-cell table:style-name="TableCell210000">
            <text:p text:style-name="P199"><text:span text:style-name="T623">Produto: Entidade que armazena os dados de um produto.</text:span><text:span text:style-name="T624"/></text:p>
          </table:table-cell>
        </table:table-row>
      </table:table>
      <text:p text:style-name="P201"><text:span text:style-name="T624"/></text:p>
      <table:table table:style-name="Table22">
        <table:table-column table:style-name="TableColumn2200"/>
        <table:table-column table:style-name="TableColumn2201"/>
        <table:table-column table:style-name="TableColumn2202"/>
        <table:table-column table:style-name="TableColumn2203"/>
        <table:table-column table:style-name="TableColumn2204"/>
        <table:table-row table:style-name="TableRow2200">
          <table:table-cell table:style-name="TableCell220000">
            <text:p text:style-name="P203"><text:span text:style-name="T625">Atributo</text:span><text:span text:style-name="T626"/></text:p>
          </table:table-cell>
          <table:table-cell table:style-name="TableCell220001">
            <text:p text:style-name="P203"><text:span text:style-name="T627">Descrição</text:span><text:span text:style-name="T628"/></text:p>
          </table:table-cell>
          <table:table-cell table:style-name="TableCell220002">
            <text:p text:style-name="P203"><text:span text:style-name="T629">Tipo</text:span><text:span text:style-name="T630"/></text:p>
          </table:table-cell>
          <table:table-cell table:style-name="TableCell220003">
            <text:p text:style-name="P203"><text:span text:style-name="T631">Domínio</text:span><text:span text:style-name="T632"/></text:p>
          </table:table-cell>
          <table:table-cell table:style-name="TableCell220004">
            <text:p text:style-name="P203"><text:span text:style-name="T633">Restrição</text:span><text:span text:style-name="T634"/></text:p>
          </table:table-cell>
        </table:table-row>
        <table:table-row table:style-name="TableRow2201">
          <table:table-cell table:style-name="TableCell220100">
            <text:p text:style-name="P206"><text:span text:style-name="T635">Código</text:span><text:span text:style-name="T636"/></text:p>
          </table:table-cell>
          <table:table-cell table:style-name="TableCell220101">
            <text:p text:style-name="P206"><text:span text:style-name="T637">Representa o código do produto</text:span><text:span text:style-name="T638"/></text:p>
          </table:table-cell>
          <table:table-cell table:style-name="TableCell220102">
            <text:p text:style-name="P206"><text:span text:style-name="T639">SERIAL</text:span><text:span text:style-name="T640"/></text:p>
          </table:table-cell>
          <table:table-cell table:style-name="TableCell220103">
            <text:p text:style-name="P206"><text:span text:style-name="T641">Números inteiros positivos</text:span><text:span text:style-name="T642"/></text:p>
          </table:table-cell>
          <table:table-cell table:style-name="TableCell220104">
            <text:p text:style-name="P206"><text:span text:style-name="T643">Chave Primária</text:span><text:span text:style-name="T644"/></text:p>
          </table:table-cell>
        </table:table-row>
        <table:table-row table:style-name="TableRow2202">
          <table:table-cell table:style-name="TableCell220200">
            <text:p text:style-name="P209"><text:span text:style-name="T645">Tamanho</text:span><text:span text:style-name="T646"/></text:p>
          </table:table-cell>
          <table:table-cell table:style-name="TableCell220201">
            <text:p text:style-name="P209"><text:span text:style-name="T647">Representa o tamanho do produto comprado</text:span><text:span text:style-name="T648">: PP, P, M, G ou GG</text:span><text:span text:style-name="T649"/></text:p>
          </table:table-cell>
          <table:table-cell table:style-name="TableCell220202">
            <text:p text:style-name="P209"><text:span text:style-name="T650">String(2)</text:span><text:span text:style-name="T651"/></text:p>
          </table:table-cell>
          <table:table-cell table:style-name="TableCell220203">
            <text:p text:style-name="P209"><text:span text:style-name="T652">String(2)</text:span><text:span text:style-name="T653"/></text:p>
          </table:table-cell>
          <table:table-cell table:style-name="TableCell220204">
            <text:p text:style-name="P209"><text:span text:style-name="T654">Não nulo</text:span><text:span text:style-name="T655"/></text:p>
          </table:table-cell>
        </table:table-row>
        <table:table-row table:style-name="TableRow2203">
          <table:table-cell table:style-name="TableCell220300">
            <text:p text:style-name="P212"><text:span text:style-name="T656">Status</text:span><text:span text:style-name="T657"/></text:p>
          </table:table-cell>
          <table:table-cell table:style-name="TableCell220301">
            <text:p text:style-name="P212"><text:span text:style-name="T658">Representa o status do produto, se está disponível ou não</text:span><text:span text:style-name="T659"/></text:p>
          </table:table-cell>
          <table:table-cell table:style-name="TableCell220302">
            <text:p text:style-name="P212"><text:span text:style-name="T660">String(12)</text:span><text:span text:style-name="T661"/></text:p>
          </table:table-cell>
          <table:table-cell table:style-name="TableCell220303">
            <text:p text:style-name="P212"><text:span text:style-name="T662">String(12)</text:span><text:span text:style-name="T663"/></text:p>
          </table:table-cell>
          <table:table-cell table:style-name="TableCell220304">
            <text:p text:style-name="P212"><text:span text:style-name="T664">-Não nulo</text:span><text:span text:style-name="T665"/></text:p>
          </table:table-cell>
        </table:table-row>
        <table:table-row table:style-name="TableRow2204">
          <table:table-cell table:style-name="TableCell220400">
            <text:p text:style-name="P215"><text:span text:style-name="T666">Nome</text:span><text:span text:style-name="T667"/></text:p>
          </table:table-cell>
          <table:table-cell table:style-name="TableCell220401">
            <text:p text:style-name="P215"><text:span text:style-name="T668">Representa o nome do produto</text:span><text:span text:style-name="T669"/></text:p>
          </table:table-cell>
          <table:table-cell table:style-name="TableCell220402">
            <text:p text:style-name="P215"><text:span text:style-name="T670">String(20)</text:span><text:span text:style-name="T671"/></text:p>
          </table:table-cell>
          <table:table-cell table:style-name="TableCell220403">
            <text:p text:style-name="P215"><text:span text:style-name="T672">String(20)</text:span><text:span text:style-name="T673"/></text:p>
          </table:table-cell>
          <table:table-cell table:style-name="TableCell220404">
            <text:p text:style-name="P215"><text:span text:style-name="T674">Não nulo</text:span><text:span text:style-name="T675"/></text:p>
          </table:table-cell>
        </table:table-row>
        <table:table-row table:style-name="TableRow2205">
          <table:table-cell table:style-name="TableCell220500">
            <text:p text:style-name="P218"><text:span text:style-name="T676">Preço</text:span><text:span text:style-name="T677"/></text:p>
          </table:table-cell>
          <table:table-cell table:style-name="TableCell220501">
            <text:p text:style-name="P218"><text:span text:style-name="T678">Representa o preço do produto</text:span><text:span text:style-name="T679"/></text:p>
          </table:table-cell>
          <table:table-cell table:style-name="TableCell220502">
            <text:p text:style-name="P218"><text:span text:style-name="T680">Real</text:span><text:span text:style-name="T681"/></text:p>
          </table:table-cell>
          <table:table-cell table:style-name="TableCell220503">
            <text:p text:style-name="P218"><text:span text:style-name="T682">Números reais positivos</text:span><text:span text:style-name="T683"/></text:p>
          </table:table-cell>
          <table:table-cell table:style-name="TableCell220504">
            <text:p text:style-name="P218"><text:span text:style-name="T684">Não nulo</text:span><text:span text:style-name="T685"/></text:p>
          </table:table-cell>
        </table:table-row>
      </table:table>
      <text:p text:style-name="P220"><text:span text:style-name="T686">Tabela11<text:s/></text:span><text:span text:style-name="T687">–</text:span><text:span text:style-name="T688"><text:s/>Entidade PRODUTO</text:span></text:p>
      <text:p text:style-name="P220"><text:span text:style-name="T689"/></text:p>
      <text:p text:style-name="P220"><text:span text:style-name="T689"/></text:p>
      <table:table table:style-name="Table23">
        <table:table-column table:style-name="TableColumn2300"/>
        <table:table-row table:style-name="TableRow2300">
          <table:table-cell table:style-name="TableCell230000">
            <text:p text:style-name="P222"><text:span text:style-name="T690">Venda: Entidade que armazena os dados de uma venda.</text:span><text:span text:style-name="T691"/></text:p>
          </table:table-cell>
        </table:table-row>
      </table:table>
      <text:p text:style-name="P224"><text:span text:style-name="T691"/></text:p>
      <table:table table:style-name="Table24">
        <table:table-column table:style-name="TableColumn2400"/>
        <table:table-column table:style-name="TableColumn2401"/>
        <table:table-column table:style-name="TableColumn2402"/>
        <table:table-column table:style-name="TableColumn2403"/>
        <table:table-column table:style-name="TableColumn2404"/>
        <table:table-row table:style-name="TableRow2400">
          <table:table-cell table:style-name="TableCell240000">
            <text:p text:style-name="P226"><text:span text:style-name="T692">Atributo</text:span><text:span text:style-name="T693"/></text:p>
          </table:table-cell>
          <table:table-cell table:style-name="TableCell240001">
            <text:p text:style-name="P226"><text:span text:style-name="T694">Descrição</text:span><text:span text:style-name="T695"/></text:p>
          </table:table-cell>
          <table:table-cell table:style-name="TableCell240002">
            <text:p text:style-name="P226"><text:span text:style-name="T696">Tipo</text:span><text:span text:style-name="T697"/></text:p>
          </table:table-cell>
          <table:table-cell table:style-name="TableCell240003">
            <text:p text:style-name="P226"><text:span text:style-name="T698">Domínio</text:span><text:span text:style-name="T699"/></text:p>
          </table:table-cell>
          <table:table-cell table:style-name="TableCell240004">
            <text:p text:style-name="P226"><text:span text:style-name="T700">Restrição</text:span><text:span text:style-name="T701"/></text:p>
          </table:table-cell>
        </table:table-row>
        <table:table-row table:style-name="TableRow2401">
          <table:table-cell table:style-name="TableCell240100">
            <text:p text:style-name="P229"><text:span text:style-name="T702">CodVenda</text:span><text:span text:style-name="T703"/></text:p>
          </table:table-cell>
          <table:table-cell table:style-name="TableCell240101">
            <text:p text:style-name="P229"><text:span text:style-name="T704">Representa o código do produto</text:span><text:span text:style-name="T705"/></text:p>
          </table:table-cell>
          <table:table-cell table:style-name="TableCell240102">
            <text:p text:style-name="P229"><text:span text:style-name="T706">SERIAL</text:span><text:span text:style-name="T707"/></text:p>
          </table:table-cell>
          <table:table-cell table:style-name="TableCell240103">
            <text:p text:style-name="P229"><text:span text:style-name="T708">Números inteiros positivos</text:span><text:span text:style-name="T709"/></text:p>
          </table:table-cell>
          <table:table-cell table:style-name="TableCell240104">
            <text:p text:style-name="P229"><text:span text:style-name="T710">Chave Primária</text:span></text:p>
            <text:p text:style-name="P229"><text:span text:style-name="T710">Chave Substituta</text:span><text:span text:style-name="T711"/></text:p>
          </table:table-cell>
        </table:table-row>
        <table:table-row table:style-name="TableRow2402">
          <table:table-cell table:style-name="TableCell240200">
            <text:p text:style-name="P232"><text:span text:style-name="T712">Data</text:span><text:span text:style-name="T713"/></text:p>
          </table:table-cell>
          <table:table-cell table:style-name="TableCell240201">
            <text:p text:style-name="P232"><text:span text:style-name="T714">Representa</text:span><text:span text:style-name="T715">a data em que a venda aconteceu</text:span><text:span text:style-name="T716"/></text:p>
          </table:table-cell>
          <table:table-cell table:style-name="TableCell240202">
            <text:p text:style-name="P232"><text:span text:style-name="T717">Date</text:span><text:span text:style-name="T718"/></text:p>
          </table:table-cell>
          <table:table-cell table:style-name="TableCell240203">
            <text:p text:style-name="P232"><text:span text:style-name="T719">Date</text:span><text:span text:style-name="T720"/></text:p>
          </table:table-cell>
          <table:table-cell table:style-name="TableCell240204">
            <text:p text:style-name="P232"><text:span text:style-name="T721">Não nulo</text:span><text:span text:style-name="T722"/></text:p>
          </table:table-cell>
        </table:table-row>
        <table:table-row table:style-name="TableRow2403">
          <table:table-cell table:style-name="TableCell240300">
            <text:p text:style-name="P235"><text:span text:style-name="T723">Hora</text:span><text:span text:style-name="T724"/></text:p>
          </table:table-cell>
          <table:table-cell table:style-name="TableCell240301">
            <text:p text:style-name="P235"><text:span text:style-name="T725">Representa a hora em<text:s text:c="2"/>que a venda foi realizada</text:span><text:span text:style-name="T726"/></text:p>
          </table:table-cell>
          <table:table-cell table:style-name="TableCell240302">
            <text:p text:style-name="P235"><text:span text:style-name="T727">TIMESTAMP</text:span><text:span text:style-name="T728"/></text:p>
          </table:table-cell>
          <table:table-cell table:style-name="TableCell240303">
            <text:p text:style-name="P235"><text:span text:style-name="T729">TIMESTAMP</text:span><text:span text:style-name="T730"/></text:p>
          </table:table-cell>
          <table:table-cell table:style-name="TableCell240304">
            <text:p text:style-name="P235"><text:span text:style-name="T731">-Não nulo</text:span><text:span text:style-name="T732"/></text:p>
          </table:table-cell>
        </table:table-row>
        <table:table-row table:style-name="TableRow2404">
          <table:table-cell table:style-name="TableCell240400">
            <text:p text:style-name="P238"><text:span text:style-name="T733">Total</text:span><text:span text:style-name="T734"/></text:p>
          </table:table-cell>
          <table:table-cell table:style-name="TableCell240401">
            <text:p text:style-name="P238"><text:span text:style-name="T735">Representa o valor total da venda</text:span><text:span text:style-name="T736"/></text:p>
          </table:table-cell>
          <table:table-cell table:style-name="TableCell240402">
            <text:p text:style-name="P238"><text:span text:style-name="T737">Real</text:span><text:span text:style-name="T738"/></text:p>
          </table:table-cell>
          <table:table-cell table:style-name="TableCell240403">
            <text:p text:style-name="P238"><text:span text:style-name="T739">Números reais positivos</text:span><text:span text:style-name="T740"/></text:p>
          </table:table-cell>
          <table:table-cell table:style-name="TableCell240404">
            <text:p text:style-name="P238"><text:span text:style-name="T741">Não nulo</text:span><text:span text:style-name="T742"/></text:p>
          </table:table-cell>
        </table:table-row>
        <table:table-row table:style-name="TableRow2405">
          <table:table-cell table:style-name="TableCell240500">
            <text:p text:style-name="P241"><text:span text:style-name="T743">Funcionario</text:span><text:span text:style-name="T744"/></text:p>
          </table:table-cell>
          <table:table-cell table:style-name="TableCell240501">
            <text:p text:style-name="P241"><text:span text:style-name="T745">Representa o CPF do funcionário</text:span><text:span text:style-name="T746"/></text:p>
          </table:table-cell>
          <table:table-cell table:style-name="TableCell240502">
            <text:p text:style-name="P241"><text:span text:style-name="T747">String(20)</text:span><text:span text:style-name="T748"/></text:p>
          </table:table-cell>
          <table:table-cell table:style-name="TableCell240503">
            <text:p text:style-name="P241"><text:span text:style-name="T749">String(20)</text:span><text:span text:style-name="T750"/></text:p>
          </table:table-cell>
          <table:table-cell table:style-name="TableCell240504">
            <text:p text:style-name="P241"><text:span text:style-name="T751">Não nulo</text:span></text:p>
            <text:p text:style-name="P241"><text:span text:style-name="T751">Chave estrangeira referenciando o CPFPessoa na tabela FUNCIONARIO</text:span><text:span text:style-name="T752"/></text:p>
          </table:table-cell>
        </table:table-row>
        <table:table-row table:style-name="TableRow2406">
          <table:table-cell table:style-name="TableCell240600">
            <text:p text:style-name="P243"><text:span text:style-name="T753">Cliente</text:span><text:span text:style-name="T754"/></text:p>
          </table:table-cell>
          <table:table-cell table:style-name="TableCell240601">
            <text:p text:style-name="P243"><text:span text:style-name="T755">Representa o CPF do cliente</text:span><text:span text:style-name="T756"/></text:p>
          </table:table-cell>
          <table:table-cell table:style-name="TableCell240602">
            <text:p text:style-name="P243"><text:span text:style-name="T757">String(20)</text:span><text:span text:style-name="T758"/></text:p>
          </table:table-cell>
          <table:table-cell table:style-name="TableCell240603">
            <text:p text:style-name="P243"><text:span text:style-name="T759">String(20)</text:span><text:span text:style-name="T760"/></text:p>
          </table:table-cell>
          <table:table-cell table:style-name="TableCell240604">
            <text:p text:style-name="P243"><text:span text:style-name="T761">Não nulo</text:span></text:p>
            <text:p text:style-name="P243"><text:span text:style-name="T761">Chave estrangeira que referencia CPFPessoa na tabela CLIENTE</text:span><text:span text:style-name="T762"/></text:p>
          </table:table-cell>
        </table:table-row>
      </table:table>
      <text:p text:style-name="P245"><text:span text:style-name="T763">Tabela12<text:s/></text:span><text:span text:style-name="T764">–</text:span><text:span text:style-name="T765"><text:s/>Entidade VENDA</text:span></text:p>
      <text:p text:style-name="P245"><text:span text:style-name="T766"/></text:p>
      <table:table table:style-name="Table25">
        <table:table-column table:style-name="TableColumn2500"/>
        <table:table-row table:style-name="TableRow2500">
          <table:table-cell table:style-name="TableCell250000">
            <text:p text:style-name="P247"><text:span text:style-name="T767">Entrada: Entidade que armazena os dados de um produto.</text:span><text:span text:style-name="T768"/></text:p>
          </table:table-cell>
        </table:table-row>
      </table:table>
      <text:p text:style-name="P249"><text:span text:style-name="T768"/></text:p>
      <table:table table:style-name="Table26">
        <table:table-column table:style-name="TableColumn2600"/>
        <table:table-column table:style-name="TableColumn2601"/>
        <table:table-column table:style-name="TableColumn2602"/>
        <table:table-column table:style-name="TableColumn2603"/>
        <table:table-column table:style-name="TableColumn2604"/>
        <table:table-row table:style-name="TableRow2600">
          <table:table-cell table:style-name="TableCell260000">
            <text:p text:style-name="P251"><text:span text:style-name="T769">Atributo</text:span><text:span text:style-name="T770"/></text:p>
          </table:table-cell>
          <table:table-cell table:style-name="TableCell260001">
            <text:p text:style-name="P251"><text:span text:style-name="T771">Descrição</text:span><text:span text:style-name="T772"/></text:p>
          </table:table-cell>
          <table:table-cell table:style-name="TableCell260002">
            <text:p text:style-name="P251"><text:span text:style-name="T773">Tipo</text:span><text:span text:style-name="T774"/></text:p>
          </table:table-cell>
          <table:table-cell table:style-name="TableCell260003">
            <text:p text:style-name="P251"><text:span text:style-name="T775">Domínio</text:span><text:span text:style-name="T776"/></text:p>
          </table:table-cell>
          <table:table-cell table:style-name="TableCell260004">
            <text:p text:style-name="P251"><text:span text:style-name="T777">Restrição</text:span><text:span text:style-name="T778"/></text:p>
          </table:table-cell>
        </table:table-row>
        <table:table-row table:style-name="TableRow2601">
          <table:table-cell table:style-name="TableCell260100">
            <text:p text:style-name="P254"><text:span text:style-name="T779">CodEntrada</text:span><text:span text:style-name="T780"/></text:p>
          </table:table-cell>
          <table:table-cell table:style-name="TableCell260101">
            <text:p text:style-name="P254"><text:span text:style-name="T781">Representa o código da entrada financeira lançada no sistema</text:span><text:span text:style-name="T782"/></text:p>
          </table:table-cell>
          <table:table-cell table:style-name="TableCell260102">
            <text:p text:style-name="P254"><text:span text:style-name="T783">SERIAL</text:span><text:span text:style-name="T784"/></text:p>
          </table:table-cell>
          <table:table-cell table:style-name="TableCell260103">
            <text:p text:style-name="P254"><text:span text:style-name="T785">Números inteiros positivos</text:span><text:span text:style-name="T786"/></text:p>
          </table:table-cell>
          <table:table-cell table:style-name="TableCell260104">
            <text:p text:style-name="P254"><text:span text:style-name="T787">Chave Primária</text:span></text:p>
            <text:p text:style-name="P254"><text:span text:style-name="T787">Chave Substituta</text:span><text:span text:style-name="T788"/></text:p>
          </table:table-cell>
        </table:table-row>
        <table:table-row table:style-name="TableRow2602">
          <table:table-cell table:style-name="TableCell260200">
            <text:p text:style-name="P257"><text:span text:style-name="T789">CodVenda</text:span><text:span text:style-name="T790"/></text:p>
          </table:table-cell>
          <table:table-cell table:style-name="TableCell260201">
            <text:p text:style-name="P257"><text:span text:style-name="T791">Representa o código da venda que gerou entrada</text:span><text:span text:style-name="T792"/></text:p>
          </table:table-cell>
          <table:table-cell table:style-name="TableCell260202">
            <text:p text:style-name="P257"><text:span text:style-name="T793">Int</text:span><text:span text:style-name="T794"/></text:p>
          </table:table-cell>
          <table:table-cell table:style-name="TableCell260203">
            <text:p text:style-name="P257"><text:span text:style-name="T795">Números inteiros positivos</text:span><text:span text:style-name="T796"/></text:p>
          </table:table-cell>
          <table:table-cell table:style-name="TableCell260204">
            <text:p text:style-name="P257"><text:span text:style-name="T797">Não nulo</text:span></text:p>
            <text:p text:style-name="P257"><text:span text:style-name="T797">Chave estrangeira referenciando CodVenda na tabela VENDA</text:span><text:span text:style-name="T798"/></text:p>
          </table:table-cell>
        </table:table-row>
        <table:table-row table:style-name="TableRow2603">
          <table:table-cell table:style-name="TableCell260300">
            <text:p text:style-name="P260"><text:span text:style-name="T799">Valor</text:span><text:span text:style-name="T800"/></text:p>
          </table:table-cell>
          <table:table-cell table:style-name="TableCell260301">
            <text:p text:style-name="P260"><text:span text:style-name="T801">Representa o valor total da entrada</text:span><text:span text:style-name="T802"/></text:p>
          </table:table-cell>
          <table:table-cell table:style-name="TableCell260302">
            <text:p text:style-name="P260"><text:span text:style-name="T803">Real</text:span><text:span text:style-name="T804"/></text:p>
          </table:table-cell>
          <table:table-cell table:style-name="TableCell260303">
            <text:p text:style-name="P260"><text:span text:style-name="T805">Números inteiros reais</text:span><text:span text:style-name="T806"/></text:p>
          </table:table-cell>
          <table:table-cell table:style-name="TableCell260304">
            <text:p text:style-name="P260"><text:span text:style-name="T807">-Não nulo</text:span><text:span text:style-name="T808"/></text:p>
          </table:table-cell>
        </table:table-row>
        <table:table-row table:style-name="TableRow2604">
          <table:table-cell table:style-name="TableCell260400">
            <text:p text:style-name="P263"><text:span text:style-name="T809">Data</text:span><text:span text:style-name="T810"/></text:p>
          </table:table-cell>
          <table:table-cell table:style-name="TableCell260401">
            <text:p text:style-name="P263"><text:span text:style-name="T811">Representa a data em que a entrada foi lançada no sistema</text:span><text:span text:style-name="T812"/></text:p>
          </table:table-cell>
          <table:table-cell table:style-name="TableCell260402">
            <text:p text:style-name="P263"><text:span text:style-name="T813">Date</text:span><text:span text:style-name="T814"/></text:p>
          </table:table-cell>
          <table:table-cell table:style-name="TableCell260403">
            <text:p text:style-name="P263"><text:span text:style-name="T815">Date</text:span><text:span text:style-name="T816"/></text:p>
          </table:table-cell>
          <table:table-cell table:style-name="TableCell260404">
            <text:p text:style-name="P263"><text:span text:style-name="T817">Não nulo</text:span><text:span text:style-name="T818"/></text:p>
          </table:table-cell>
        </table:table-row>
      </table:table>
      <text:p text:style-name="P265"><text:span text:style-name="T819">Tabela13<text:s/></text:span><text:span text:style-name="T820">–</text:span><text:span text:style-name="T821"><text:s/>Entidade ENTRADA</text:span></text:p>
      <text:p text:style-name="P265"><text:span text:style-name="T822"/></text:p>
      <table:table table:style-name="Table27">
        <table:table-column table:style-name="TableColumn2700"/>
        <table:table-row table:style-name="TableRow2700">
          <table:table-cell table:style-name="TableCell270000">
            <text:p text:style-name="P267"><text:span text:style-name="T823">CartaoCredito: Entidade que armazena os dados de um produto.</text:span><text:span text:style-name="T824"/></text:p>
          </table:table-cell>
        </table:table-row>
      </table:table>
      <text:p text:style-name="P269"><text:span text:style-name="T824"/></text:p>
      <table:table table:style-name="Table28">
        <table:table-column table:style-name="TableColumn2800"/>
        <table:table-column table:style-name="TableColumn2801"/>
        <table:table-column table:style-name="TableColumn2802"/>
        <table:table-column table:style-name="TableColumn2803"/>
        <table:table-column table:style-name="TableColumn2804"/>
        <table:table-row table:style-name="TableRow2800">
          <table:table-cell table:style-name="TableCell280000">
            <text:p text:style-name="P271"><text:span text:style-name="T825">Atributo</text:span><text:span text:style-name="T826"/></text:p>
          </table:table-cell>
          <table:table-cell table:style-name="TableCell280001">
            <text:p text:style-name="P271"><text:span text:style-name="T827">Descrição</text:span><text:span text:style-name="T828"/></text:p>
          </table:table-cell>
          <table:table-cell table:style-name="TableCell280002">
            <text:p text:style-name="P271"><text:span text:style-name="T829">Tipo</text:span><text:span text:style-name="T830"/></text:p>
          </table:table-cell>
          <table:table-cell table:style-name="TableCell280003">
            <text:p text:style-name="P271"><text:span text:style-name="T831">Domínio</text:span><text:span text:style-name="T832"/></text:p>
          </table:table-cell>
          <table:table-cell table:style-name="TableCell280004">
            <text:p text:style-name="P271"><text:span text:style-name="T833">Restrição</text:span><text:span text:style-name="T834"/></text:p>
          </table:table-cell>
        </table:table-row>
        <table:table-row table:style-name="TableRow2801">
          <table:table-cell table:style-name="TableCell280100">
            <text:p text:style-name="P274"><text:span text:style-name="T835">Numero</text:span><text:span text:style-name="T836"/></text:p>
          </table:table-cell>
          <table:table-cell table:style-name="TableCell280101">
            <text:p text:style-name="P274"><text:span text:style-name="T837">Representa o número do cartão</text:span><text:span text:style-name="T838"/></text:p>
          </table:table-cell>
          <table:table-cell table:style-name="TableCell280102">
            <text:p text:style-name="P274"><text:span text:style-name="T839">Int</text:span><text:span text:style-name="T840"/></text:p>
          </table:table-cell>
          <table:table-cell table:style-name="TableCell280103">
            <text:p text:style-name="P274"><text:span text:style-name="T841">Números inteiros positivos</text:span><text:span text:style-name="T842"/></text:p>
          </table:table-cell>
          <table:table-cell table:style-name="TableCell280104">
            <text:p text:style-name="P274"><text:span text:style-name="T843">Chave Primária</text:span><text:span text:style-name="T844"/></text:p>
          </table:table-cell>
        </table:table-row>
        <table:table-row table:style-name="TableRow2802">
          <table:table-cell table:style-name="TableCell280200">
            <text:p text:style-name="P277"><text:span text:style-name="T845">Bandeira</text:span><text:span text:style-name="T846"/></text:p>
          </table:table-cell>
          <table:table-cell table:style-name="TableCell280201">
            <text:p text:style-name="P277"><text:span text:style-name="T847">Representa o<text:s/></text:span><text:span text:style-name="T848">número da bandeira do cartão usado</text:span><text:span text:style-name="T849"/></text:p>
          </table:table-cell>
          <table:table-cell table:style-name="TableCell280202">
            <text:p text:style-name="P277"><text:span text:style-name="T850">Int</text:span><text:span text:style-name="T851"/></text:p>
          </table:table-cell>
          <table:table-cell table:style-name="TableCell280203">
            <text:p text:style-name="P277"><text:span text:style-name="T852">Números inteiros positivos</text:span><text:span text:style-name="T853"/></text:p>
          </table:table-cell>
          <table:table-cell table:style-name="TableCell280204">
            <text:p text:style-name="P277"><text:span text:style-name="T854">Não nulo</text:span><text:span text:style-name="T855"/></text:p>
          </table:table-cell>
        </table:table-row>
      </table:table>
      <text:p text:style-name="P279"><text:span text:style-name="T856">Tabela14<text:s/></text:span><text:span text:style-name="T857">–</text:span><text:span text:style-name="T858"><text:s/>Entidade CARTAOCREDITO</text:span></text:p>
      <text:p text:style-name="P279"><text:span text:style-name="T859"/></text:p>
      <table:table table:style-name="Table29">
        <table:table-column table:style-name="TableColumn2900"/>
        <table:table-row table:style-name="TableRow2900">
          <table:table-cell table:style-name="TableCell290000">
            <text:p text:style-name="P281"><text:span text:style-name="T860">VendaCartao: Entidade que armazena os dados de um produto.</text:span><text:span text:style-name="T861"/></text:p>
          </table:table-cell>
        </table:table-row>
      </table:table>
      <text:p text:style-name="P283"><text:span text:style-name="T861"/></text:p>
      <table:table table:style-name="Table30">
        <table:table-column table:style-name="TableColumn3000"/>
        <table:table-column table:style-name="TableColumn3001"/>
        <table:table-column table:style-name="TableColumn3002"/>
        <table:table-column table:style-name="TableColumn3003"/>
        <table:table-column table:style-name="TableColumn3004"/>
        <table:table-row table:style-name="TableRow3000">
          <table:table-cell table:style-name="TableCell300000">
            <text:p text:style-name="P285"><text:span text:style-name="T862">Atributo</text:span><text:span text:style-name="T863"/></text:p>
          </table:table-cell>
          <table:table-cell table:style-name="TableCell300001">
            <text:p text:style-name="P285"><text:span text:style-name="T864">Descrição</text:span><text:span text:style-name="T865"/></text:p>
          </table:table-cell>
          <table:table-cell table:style-name="TableCell300002">
            <text:p text:style-name="P285"><text:span text:style-name="T866">Tipo</text:span><text:span text:style-name="T867"/></text:p>
          </table:table-cell>
          <table:table-cell table:style-name="TableCell300003">
            <text:p text:style-name="P285"><text:span text:style-name="T868">Domínio</text:span><text:span text:style-name="T869"/></text:p>
          </table:table-cell>
          <table:table-cell table:style-name="TableCell300004">
            <text:p text:style-name="P285"><text:span text:style-name="T870">Restrição</text:span><text:span text:style-name="T871"/></text:p>
          </table:table-cell>
        </table:table-row>
        <table:table-row table:style-name="TableRow3001">
          <table:table-cell table:style-name="TableCell300100">
            <text:p text:style-name="P288"><text:span text:style-name="T872">NumCartao</text:span><text:span text:style-name="T873"/></text:p>
          </table:table-cell>
          <table:table-cell table:style-name="TableCell300101">
            <text:p text:style-name="P288"><text:span text:style-name="T874">Representa o código do produto</text:span><text:span text:style-name="T875"/></text:p>
          </table:table-cell>
          <table:table-cell table:style-name="TableCell300102">
            <text:p text:style-name="P288"><text:span text:style-name="T876">String(20)</text:span><text:span text:style-name="T877"/></text:p>
          </table:table-cell>
          <table:table-cell table:style-name="TableCell300103">
            <text:p text:style-name="P288"><text:span text:style-name="T878">String(20)</text:span><text:span text:style-name="T879"/></text:p>
          </table:table-cell>
          <table:table-cell table:style-name="TableCell300104">
            <text:p text:style-name="P288"><text:span text:style-name="T880">Chave Primária</text:span><text:span text:style-name="T881"/></text:p>
          </table:table-cell>
        </table:table-row>
        <table:table-row table:style-name="TableRow3002">
          <table:table-cell table:style-name="TableCell300200">
            <text:p text:style-name="P291"><text:span text:style-name="T882">CodVenda</text:span><text:span text:style-name="T883"/></text:p>
          </table:table-cell>
          <table:table-cell table:style-name="TableCell300201">
            <text:p text:style-name="P291"><text:span text:style-name="T884">Representa o<text:s/></text:span><text:span text:style-name="T885">código da venda realizada com cartão</text:span><text:span text:style-name="T886"/></text:p>
          </table:table-cell>
          <table:table-cell table:style-name="TableCell300202">
            <text:p text:style-name="P291"><text:span text:style-name="T887">Int</text:span><text:span text:style-name="T888"/></text:p>
          </table:table-cell>
          <table:table-cell table:style-name="TableCell300203">
            <text:p text:style-name="P291"><text:span text:style-name="T889">Números inteiros positivos</text:span><text:span text:style-name="T890"/></text:p>
          </table:table-cell>
          <table:table-cell table:style-name="TableCell300204">
            <text:p text:style-name="P291"><text:span text:style-name="T891">Não nulo</text:span></text:p>
            <text:p text:style-name="P291"><text:span text:style-name="T891">Chave estrangeira referenciando CodVenda na tabela VENDA</text:span><text:span text:style-name="T892"/></text:p>
          </table:table-cell>
        </table:table-row>
        <table:table-row table:style-name="TableRow3003">
          <table:table-cell table:style-name="TableCell300300">
            <text:p text:style-name="P294"><text:span text:style-name="T893">NumParcelas</text:span><text:span text:style-name="T894"/></text:p>
          </table:table-cell>
          <table:table-cell table:style-name="TableCell300301">
            <text:p text:style-name="P294"><text:span text:style-name="T895">Representa o número de parcelas</text:span><text:span text:style-name="T896"/></text:p>
          </table:table-cell>
          <table:table-cell table:style-name="TableCell300302">
            <text:p text:style-name="P294"><text:span text:style-name="T897">Int</text:span><text:span text:style-name="T898"/></text:p>
          </table:table-cell>
          <table:table-cell table:style-name="TableCell300303">
            <text:p text:style-name="P294"><text:span text:style-name="T899">Números inteiros positivos</text:span><text:span text:style-name="T900"/></text:p>
          </table:table-cell>
          <table:table-cell table:style-name="TableCell300304">
            <text:p text:style-name="P294"><text:span text:style-name="T901">Não nulo</text:span><text:span text:style-name="T902"/></text:p>
          </table:table-cell>
        </table:table-row>
      </table:table>
      <text:p text:style-name="P296"><text:span text:style-name="T903">Tabela15<text:s/></text:span><text:span text:style-name="T904">–</text:span><text:span text:style-name="T905"><text:s/>Entidade VENDACARTAO</text:span></text:p>
      <text:p text:style-name="P296"><text:span text:style-name="T906"/></text:p>
      <text:p text:style-name="P296"><text:span text:style-name="T906"/></text:p>
      <text:p text:style-name="P296"><text:span text:style-name="T906"/></text:p>
      <text:p text:style-name="P296"><text:span text:style-name="T9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